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center" style:justify-single-word="false" style:writing-mode="lr-tb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1a325e" officeooo:paragraph-rsid="001a325e"/>
    </style:style>
    <style:style style:name="P4" style:family="paragraph" style:parent-style-name="Standard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fo:font-weight="normal" officeooo:rsid="00424780" officeooo:paragraph-rsid="00424780" style:font-weight-asian="normal" style:font-weight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fo:font-weight="bold" officeooo:rsid="0023d4ab" officeooo:paragraph-rsid="0023d4ab" style:font-weight-asian="bold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fo:font-weight="bold" officeooo:rsid="00424780" officeooo:paragraph-rsid="00424780" style:font-weight-asian="bold" style:font-weight-complex="bold"/>
    </style:style>
    <style:style style:name="P8" style:family="paragraph" style:parent-style-name="Subtitle">
      <style:paragraph-properties style:writing-mode="lr-tb"/>
    </style:style>
    <style:style style:name="P9" style:family="paragraph" style:parent-style-name="Text_20_body">
      <style:paragraph-properties fo:text-align="start" style:justify-single-word="false" style:writing-mode="lr-tb"/>
    </style:style>
    <style:style style:name="P10" style:family="paragraph" style:parent-style-name="Text_20_body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11" style:family="paragraph" style:parent-style-name="Text_20_body">
      <style:paragraph-properties fo:text-align="start" style:justify-single-word="false" style:writing-mode="lr-tb"/>
      <style:text-properties fo:font-weight="normal" officeooo:rsid="00126ebe" officeooo:paragraph-rsid="00126ebe" style:font-weight-asian="normal" style:font-weight-complex="normal"/>
    </style:style>
    <style:style style:name="P12" style:family="paragraph" style:parent-style-name="Text_20_body">
      <style:paragraph-properties fo:margin-top="0cm" fo:margin-bottom="0.247cm" loext:contextual-spacing="false" fo:line-height="115%" fo:text-align="start" style:justify-single-word="false" style:writing-mode="lr-tb"/>
    </style:style>
    <style:style style:name="P13" style:family="paragraph" style:parent-style-name="Text_20_body">
      <style:text-properties officeooo:rsid="0016efd2" officeooo:paragraph-rsid="0016efd2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text-properties officeooo:paragraph-rsid="0023d4ab"/>
    </style:style>
    <style:style style:name="P16" style:family="paragraph" style:parent-style-name="Title" style:master-page-name="Standard">
      <style:paragraph-properties fo:margin-top="0.423cm" fo:margin-bottom="0.212cm" loext:contextual-spacing="false" style:page-number="auto" style:writing-mode="lr-tb"/>
    </style:style>
    <style:style style:name="P17" style:family="paragraph" style:parent-style-name="Standard" style:list-style-name="WWNum2">
      <style:paragraph-properties fo:text-align="start" style:justify-single-word="false" style:writing-mode="lr-tb"/>
    </style:style>
    <style:style style:name="P18" style:family="paragraph" style:parent-style-name="Standard" style:list-style-name="WWNum8">
      <style:paragraph-properties fo:text-align="start" style:justify-single-word="false" style:writing-mode="lr-tb"/>
    </style:style>
    <style:style style:name="P19" style:family="paragraph" style:parent-style-name="Standard" style:list-style-name="WWNum7">
      <style:paragraph-properties fo:text-align="start" style:justify-single-word="false" style:writing-mode="lr-tb"/>
    </style:style>
    <style:style style:name="P20" style:family="paragraph" style:parent-style-name="Standard" style:list-style-name="WWNum6">
      <style:paragraph-properties fo:text-align="start" style:justify-single-word="false" style:writing-mode="lr-tb"/>
    </style:style>
    <style:style style:name="P21" style:family="paragraph" style:parent-style-name="Standard" style:list-style-name="WWNum5">
      <style:paragraph-properties fo:text-align="start" style:justify-single-word="false" style:writing-mode="lr-tb"/>
    </style:style>
    <style:style style:name="P22" style:family="paragraph" style:parent-style-name="Standard" style:list-style-name="WWNum4">
      <style:paragraph-properties fo:text-align="start" style:justify-single-word="false" style:writing-mode="lr-tb"/>
    </style:style>
    <style:style style:name="P23" style:family="paragraph" style:parent-style-name="Standard" style:list-style-name="WWNum3">
      <style:paragraph-properties fo:text-align="start" style:justify-single-word="false" style:writing-mode="lr-tb"/>
    </style:style>
    <style:style style:name="P24" style:family="paragraph" style:parent-style-name="Standard" style:list-style-name="WWNum9">
      <style:paragraph-properties fo:text-align="start" style:justify-single-word="false" style:writing-mode="lr-tb"/>
    </style:style>
    <style:style style:name="P25" style:family="paragraph" style:parent-style-name="Standard" style:list-style-name="L1">
      <style:paragraph-properties fo:text-align="start" style:justify-single-word="false" style:writing-mode="lr-tb"/>
      <style:text-properties officeooo:paragraph-rsid="00126ebe"/>
    </style:style>
    <style:style style:name="P26" style:family="paragraph" style:parent-style-name="Standard" style:list-style-name="L2">
      <style:paragraph-properties fo:text-align="start" style:justify-single-word="false" style:writing-mode="lr-tb"/>
      <style:text-properties officeooo:paragraph-rsid="0016efd2"/>
    </style:style>
    <style:style style:name="P27" style:family="paragraph" style:parent-style-name="Standard" style:list-style-name="L2">
      <style:paragraph-properties fo:text-align="start" style:justify-single-word="false" style:writing-mode="lr-tb"/>
      <style:text-properties officeooo:paragraph-rsid="0018043e"/>
    </style:style>
    <style:style style:name="P28" style:family="paragraph" style:parent-style-name="Standard" style:list-style-name="WWNum8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29" style:family="paragraph" style:parent-style-name="Standard" style:list-style-name="WWNum7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30" style:family="paragraph" style:parent-style-name="Standard" style:list-style-name="WWNum6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31" style:family="paragraph" style:parent-style-name="Standard" style:list-style-name="WWNum5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32" style:family="paragraph" style:parent-style-name="Standard" style:list-style-name="WWNum4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33" style:family="paragraph" style:parent-style-name="Standard" style:list-style-name="WWNum3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34" style:family="paragraph" style:parent-style-name="Standard" style:list-style-name="WWNum9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35" style:family="paragraph" style:parent-style-name="Standard" style:list-style-name="L1">
      <style:paragraph-properties fo:text-align="start" style:justify-single-word="false" style:writing-mode="lr-tb"/>
      <style:text-properties officeooo:rsid="0013215c" officeooo:paragraph-rsid="0013215c"/>
    </style:style>
    <style:style style:name="P36" style:family="paragraph" style:parent-style-name="Standard" style:list-style-name="L2">
      <style:paragraph-properties fo:text-align="start" style:justify-single-word="false" style:writing-mode="lr-tb"/>
      <style:text-properties officeooo:rsid="0016efd2" officeooo:paragraph-rsid="0016efd2"/>
    </style:style>
    <style:style style:name="P37" style:family="paragraph" style:parent-style-name="Standard" style:list-style-name="L2">
      <style:paragraph-properties fo:text-align="start" style:justify-single-word="false" style:writing-mode="lr-tb"/>
      <style:text-properties officeooo:rsid="0016efd2" officeooo:paragraph-rsid="0018043e"/>
    </style:style>
    <style:style style:name="P38" style:family="paragraph" style:parent-style-name="Text_20_body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d4ab" style:font-weight-asian="bold" style:font-weight-complex="bold"/>
    </style:style>
    <style:style style:name="T3" style:family="text">
      <style:text-properties fo:font-weight="bold" officeooo:rsid="002d65ae" style:font-weight-asian="bold" style:font-weight-complex="bold"/>
    </style:style>
    <style:style style:name="T4" style:family="text">
      <style:text-properties fo:font-weight="bold" officeooo:rsid="00424780" style:font-weight-asian="bold" style:font-weight-complex="bold"/>
    </style:style>
    <style:style style:name="T5" style:family="text">
      <style:text-properties fo:font-weight="bold" officeooo:rsid="0044ee07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1136c" style:font-weight-asian="normal" style:font-weight-complex="normal"/>
    </style:style>
    <style:style style:name="T8" style:family="text">
      <style:text-properties fo:font-weight="normal" officeooo:rsid="001200d6" style:font-weight-asian="normal" style:font-weight-complex="normal"/>
    </style:style>
    <style:style style:name="T9" style:family="text">
      <style:text-properties officeooo:rsid="00126ebe"/>
    </style:style>
    <style:style style:name="T10" style:family="text">
      <style:text-properties officeooo:rsid="0012fc82"/>
    </style:style>
    <style:style style:name="T11" style:family="text">
      <style:text-properties officeooo:rsid="00161761"/>
    </style:style>
    <style:style style:name="T12" style:family="text">
      <style:text-properties officeooo:rsid="0016efd2"/>
    </style:style>
    <style:style style:name="T13" style:family="text">
      <style:text-properties style:use-window-font-color="true" style:font-name="Liberation Serif" fo:font-size="12pt" fo:language="en" fo:country="IN" officeooo:rsid="0016efd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4" style:family="text">
      <style:text-properties style:use-window-font-color="true" style:font-name="Liberation Serif" fo:font-size="12pt" fo:language="en" fo:country="IN" fo:font-weight="bold" officeooo:rsid="004154d5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5" style:family="text">
      <style:text-properties style:use-window-font-color="true" style:font-name="Liberation Serif" fo:font-size="12pt" fo:language="en" fo:country="IN" fo:font-weight="bold" officeooo:rsid="0043c352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6" style:family="text">
      <style:text-properties officeooo:rsid="0018043e"/>
    </style:style>
    <style:style style:name="T17" style:family="text">
      <style:text-properties officeooo:rsid="00186c5e"/>
    </style:style>
    <style:style style:name="T18" style:family="text">
      <style:text-properties officeooo:rsid="003c07d5"/>
    </style:style>
    <style:style style:name="T19" style:family="text">
      <style:text-properties officeooo:rsid="0052afd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DATA STRUCTURES LAB</text:p>
      <text:p text:style-name="P2">AMAL NATH M</text:p>
      <text:p text:style-name="P2">R3 11</text:p>
      <text:p text:style-name="P2"/>
      <text:p text:style-name="P8">EXPERIMENT 7<text:span text:style-name="T19">d</text:span></text:p>
      <text:p text:style-name="P9"/>
      <text:p text:style-name="P9"><text:span text:style-name="T1">AIM</text:span> :- Perform the following operations on various Queue data structures implemented using arrays :</text:p>
      <text:p text:style-name="P9">1. Insertion</text:p>
      <text:p text:style-name="P9">2. Deletion</text:p>
      <text:p text:style-name="P9">3. Display</text:p>
      <text:p text:style-name="P1"/>
      <text:p text:style-name="P1"/>
      <text:p text:style-name="P9"><text:span text:style-name="T1">DATA STRUCTURE USED</text:span> :- QUEUE is the data structure used.</text:p>
      <text:p text:style-name="P1"/>
      <text:p text:style-name="P1"/>
      <text:p text:style-name="P9"><text:span text:style-name="T1">ALGORITHM</text:span><text:span text:style-name="T6"> :- </text:span></text:p>
      <text:p text:style-name="P10">Algorithm Insert_Front_DQ</text:p>
      <text:p text:style-name="P10">START</text:p>
      <text:list xml:id="list310913598" text:style-name="WWNum2">
        <text:list-item>
          <text:p text:style-name="P17">If FRONT = 0</text:p>
        </text:list-item>
        <text:list-item>
          <text:p text:style-name="P17"><text:s/><text:tab/>print "Cannot perform insertion at FRONT”</text:p>
        </text:list-item>
        <text:list-item>
          <text:p text:style-name="P17">Else if FRONT = -1</text:p>
        </text:list-item>
        <text:list-item>
          <text:p text:style-name="P17"><text:tab/>FRONT = 0</text:p>
        </text:list-item>
        <text:list-item>
          <text:p text:style-name="P17"><text:tab/>REAR = 0</text:p>
        </text:list-item>
        <text:list-item>
          <text:p text:style-name="P17"><text:tab/>DQ[FRONT] = X</text:p>
        </text:list-item>
        <text:list-item>
          <text:p text:style-name="P17">Else</text:p>
        </text:list-item>
        <text:list-item>
          <text:p text:style-name="P17"><text:tab/>FRONT -= 1</text:p>
        </text:list-item>
        <text:list-item>
          <text:p text:style-name="P17"><text:tab/>DQ[FRONT] = X</text:p>
        </text:list-item>
        <text:list-item>
          <text:p text:style-name="P17">End If</text:p>
        </text:list-item>
      </text:list>
      <text:p text:style-name="P10">STOP</text:p>
      <text:p text:style-name="P10"/>
      <text:p text:style-name="P10">Algorithm Insert_Rear_DQ</text:p>
      <text:p text:style-name="P10">START</text:p>
      <text:list xml:id="list4090452575" text:style-name="WWNum8">
        <text:list-item>
          <text:p text:style-name="P18">If REAR = SIZE-1</text:p>
        </text:list-item>
        <text:list-item>
          <text:p text:style-name="P18"><text:tab/>print Queue is full!”</text:p>
        </text:list-item>
        <text:list-item>
          <text:p text:style-name="P18">Else</text:p>
        </text:list-item>
        <text:list-item>
          <text:p text:style-name="P18"><text:tab/>If FRONT = -1</text:p>
        </text:list-item>
        <text:list-item>
          <text:p text:style-name="P18"><text:tab/><text:tab/>FRONT = 0</text:p>
        </text:list-item>
        <text:list-item>
          <text:p text:style-name="P18"><text:s/><text:tab/><text:span text:style-name="T6">End If</text:span></text:p>
        </text:list-item>
        <text:list-item>
          <text:p text:style-name="P18"><text:tab/>REAR += 1</text:p>
        </text:list-item>
        <text:list-item>
          <text:p text:style-name="P28"><text:soft-page-break/><text:tab/>DQ[REAR] = X</text:p>
        </text:list-item>
        <text:list-item>
          <text:p text:style-name="P28"><text:s/>End if</text:p>
        </text:list-item>
        <text:list-item>
          <text:p text:style-name="P28"><text:s/>End</text:p>
        </text:list-item>
      </text:list>
      <text:p text:style-name="P10">STOP</text:p>
      <text:p text:style-name="P10"/>
      <text:p text:style-name="P10">Algorithm Delete_Front_DQ</text:p>
      <text:p text:style-name="P10">START</text:p>
      <text:list xml:id="list2414922076" text:style-name="WWNum7">
        <text:list-item>
          <text:p text:style-name="P19">If FRONT = -1</text:p>
        </text:list-item>
        <text:list-item>
          <text:p text:style-name="P19"><text:tab/>print "Queue is empty!"</text:p>
        </text:list-item>
        <text:list-item>
          <text:p text:style-name="P19">Else</text:p>
        </text:list-item>
        <text:list-item>
          <text:p text:style-name="P19"><text:tab/>X = DQ[FRONT]</text:p>
        </text:list-item>
        <text:list-item>
          <text:p text:style-name="P19"><text:tab/>If FRONT = REAR</text:p>
        </text:list-item>
        <text:list-item>
          <text:p text:style-name="P19"><text:tab/><text:tab/>FRONT = -1</text:p>
        </text:list-item>
        <text:list-item>
          <text:p text:style-name="P19"><text:tab/><text:tab/>REAR = -1</text:p>
        </text:list-item>
        <text:list-item>
          <text:p text:style-name="P19"><text:tab/>Else</text:p>
        </text:list-item>
        <text:list-item>
          <text:p text:style-name="P19"><text:tab/><text:tab/>FRONT += 1</text:p>
        </text:list-item>
        <text:list-item>
          <text:p text:style-name="P19"><text:s/><text:tab/>End if</text:p>
        </text:list-item>
        <text:list-item>
          <text:p text:style-name="P29"><text:tab/>Return X</text:p>
        </text:list-item>
        <text:list-item>
          <text:p text:style-name="P29">End if</text:p>
        </text:list-item>
      </text:list>
      <text:p text:style-name="P10">STOP</text:p>
      <text:p text:style-name="P10"/>
      <text:p text:style-name="P10">Algorithm Delete_Rear_DQ</text:p>
      <text:p text:style-name="P10">START</text:p>
      <text:list xml:id="list1198612344" text:style-name="WWNum6">
        <text:list-item>
          <text:p text:style-name="P20">If REAR = -1</text:p>
        </text:list-item>
        <text:list-item>
          <text:p text:style-name="P20"><text:tab/>print “Queue is empty!"</text:p>
        </text:list-item>
        <text:list-item>
          <text:p text:style-name="P20">Else </text:p>
        </text:list-item>
        <text:list-item>
          <text:p text:style-name="P20"><text:tab/>X = DQ[REAR]</text:p>
        </text:list-item>
        <text:list-item>
          <text:p text:style-name="P20"><text:tab/>If FRONT = REAR</text:p>
        </text:list-item>
        <text:list-item>
          <text:p text:style-name="P20"><text:tab/><text:tab/>FRONT = -1</text:p>
        </text:list-item>
        <text:list-item>
          <text:p text:style-name="P20"><text:tab/><text:tab/>REAR = -1</text:p>
        </text:list-item>
        <text:list-item>
          <text:p text:style-name="P20"><text:tab/>Else</text:p>
        </text:list-item>
        <text:list-item>
          <text:p text:style-name="P20"><text:tab/><text:tab/>REAR -= 1</text:p>
        </text:list-item>
        <text:list-item>
          <text:p text:style-name="P20"><text:s/><text:tab/>End if</text:p>
        </text:list-item>
        <text:list-item>
          <text:p text:style-name="P20"><text:s/>End if</text:p>
        </text:list-item>
        <text:list-item>
          <text:p text:style-name="P30"><text:tab/>Return X</text:p>
        </text:list-item>
      </text:list>
      <text:p text:style-name="P10">STOP</text:p>
      <text:p text:style-name="P10"/>
      <text:p text:style-name="P10">Algorithm Insert_Front_CDQ</text:p>
      <text:p text:style-name="P10">START</text:p>
      <text:list xml:id="list4049497334" text:style-name="WWNum5">
        <text:list-item>
          <text:p text:style-name="P21">If FRONT = (REAR + 1) % SIZE</text:p>
        </text:list-item>
        <text:list-item>
          <text:p text:style-name="P21"><text:tab/>print "Queue is full!"</text:p>
        </text:list-item>
        <text:list-item>
          <text:p text:style-name="P21">Else if FRONT = -1<text:tab/><text:tab/></text:p>
        </text:list-item>
        <text:list-item>
          <text:p text:style-name="P21"><text:tab/>FRONT = 0</text:p>
        </text:list-item>
        <text:list-item>
          <text:p text:style-name="P21"><text:tab/>REAR = 0</text:p>
        </text:list-item>
        <text:list-item>
          <text:p text:style-name="P21"><text:soft-page-break/><text:tab/>CDQ[FRONT] = X</text:p>
        </text:list-item>
        <text:list-item>
          <text:p text:style-name="P21">Else<text:tab/></text:p>
        </text:list-item>
        <text:list-item>
          <text:p text:style-name="P21"><text:tab/>FRONT = (FRONT + SIZE-1) % SIZE</text:p>
        </text:list-item>
        <text:list-item>
          <text:p text:style-name="P31"><text:s/><text:tab/>CDQ[FRONT] = X</text:p>
        </text:list-item>
        <text:list-item>
          <text:p text:style-name="P31">End if</text:p>
        </text:list-item>
      </text:list>
      <text:p text:style-name="P10">STOP</text:p>
      <text:p text:style-name="P10"/>
      <text:p text:style-name="P10">Algorithm Insert_Rear_CDQ</text:p>
      <text:p text:style-name="P10">START</text:p>
      <text:list xml:id="list4226734831" text:style-name="WWNum4">
        <text:list-item>
          <text:p text:style-name="P22">If FRONT = (REAR + 1) % SIZE</text:p>
        </text:list-item>
        <text:list-item>
          <text:p text:style-name="P22"><text:tab/>print "Queue is full!"</text:p>
        </text:list-item>
        <text:list-item>
          <text:p text:style-name="P22">Else if FRONT = -1</text:p>
        </text:list-item>
        <text:list-item>
          <text:p text:style-name="P22"><text:tab/>FRONT = 0</text:p>
        </text:list-item>
        <text:list-item>
          <text:p text:style-name="P22"><text:tab/>REAR = 0</text:p>
        </text:list-item>
        <text:list-item>
          <text:p text:style-name="P22"><text:tab/>CDQ[REAR] = X</text:p>
        </text:list-item>
        <text:list-item>
          <text:p text:style-name="P22">Else</text:p>
        </text:list-item>
        <text:list-item>
          <text:p text:style-name="P22"><text:tab/>REAR = (REAR+1) % SIZE</text:p>
        </text:list-item>
        <text:list-item>
          <text:p text:style-name="P32"><text:tab/>CDQ[REAR] = X</text:p>
        </text:list-item>
        <text:list-item>
          <text:p text:style-name="P32">End if</text:p>
        </text:list-item>
      </text:list>
      <text:p text:style-name="P10">STOP</text:p>
      <text:p text:style-name="P10"/>
      <text:p text:style-name="P10">Algorithm Delete_Front_CDQ <text:span text:style-name="T18">(Same for Delete_Front_PQ)</text:span></text:p>
      <text:p text:style-name="P10">START</text:p>
      <text:list xml:id="list3623000482" text:style-name="WWNum3">
        <text:list-item>
          <text:p text:style-name="P23">If FRONT = -1</text:p>
        </text:list-item>
        <text:list-item>
          <text:p text:style-name="P23"><text:s/><text:tab/>print "Queue is empty!"</text:p>
        </text:list-item>
        <text:list-item>
          <text:p text:style-name="P23">Else</text:p>
        </text:list-item>
        <text:list-item>
          <text:p text:style-name="P23"><text:tab/>X = CDQ[FRONT]</text:p>
        </text:list-item>
        <text:list-item>
          <text:p text:style-name="P23"><text:tab/>If FRONT = REAR</text:p>
        </text:list-item>
        <text:list-item>
          <text:p text:style-name="P23"><text:tab/><text:tab/>FRONT = -1</text:p>
        </text:list-item>
        <text:list-item>
          <text:p text:style-name="P23"><text:tab/><text:tab/>REAR = -1</text:p>
        </text:list-item>
        <text:list-item>
          <text:p text:style-name="P23"><text:tab/>Else</text:p>
        </text:list-item>
        <text:list-item>
          <text:p text:style-name="P23"><text:tab/><text:tab/>FRONT = (FRONT+1) % SIZE</text:p>
        </text:list-item>
        <text:list-item>
          <text:p text:style-name="P23"><text:s/><text:tab/>End if</text:p>
        </text:list-item>
        <text:list-item>
          <text:p text:style-name="P33"><text:tab/>Return X</text:p>
        </text:list-item>
        <text:list-item>
          <text:p text:style-name="P33">End if</text:p>
        </text:list-item>
      </text:list>
      <text:p text:style-name="P12">STOP</text:p>
      <text:p text:style-name="P10"/>
      <text:p text:style-name="P10">Algorithm Delete_Rear_CDQ</text:p>
      <text:p text:style-name="P10">START</text:p>
      <text:list xml:id="list2345867412" text:style-name="WWNum9">
        <text:list-item>
          <text:p text:style-name="P24">If REAR = -1</text:p>
        </text:list-item>
        <text:list-item>
          <text:p text:style-name="P24"><text:tab/>print "Queue is empty!"</text:p>
        </text:list-item>
        <text:list-item>
          <text:p text:style-name="P24">Else</text:p>
        </text:list-item>
        <text:list-item>
          <text:p text:style-name="P24"><text:tab/>X = CDQ[REAR]<text:tab/></text:p>
        </text:list-item>
        <text:list-item>
          <text:p text:style-name="P24"><text:tab/>If FRONT = REAR</text:p>
        </text:list-item>
        <text:list-item>
          <text:p text:style-name="P24"><text:soft-page-break/><text:s/><text:tab/><text:tab/>FRONT = -1</text:p>
        </text:list-item>
        <text:list-item>
          <text:p text:style-name="P24"><text:tab/><text:tab/>REAR = -1</text:p>
        </text:list-item>
        <text:list-item>
          <text:p text:style-name="P24"><text:tab/>Else</text:p>
        </text:list-item>
        <text:list-item>
          <text:p text:style-name="P24"><text:tab/><text:tab/>REAR = (REAR + SIZE-1) % SIZE</text:p>
        </text:list-item>
        <text:list-item>
          <text:p text:style-name="P34"><text:s/><text:tab/>End if</text:p>
        </text:list-item>
        <text:list-item>
          <text:p text:style-name="P34"><text:s/><text:tab/>Return X</text:p>
        </text:list-item>
        <text:list-item>
          <text:p text:style-name="P34">End if</text:p>
        </text:list-item>
      </text:list>
      <text:p text:style-name="P10">STOP</text:p>
      <text:p text:style-name="P10"/>
      <text:p text:style-name="P11">Algorithm Insert_Rear_PQ</text:p>
      <text:p text:style-name="P11">START</text:p>
      <text:list xml:id="list3693793010" text:style-name="L1">
        <text:list-item>
          <text:p text:style-name="P25"><text:span text:style-name="T9">If (</text:span>FRONT = (REAR + 1) % SIZE)</text:p>
        </text:list-item>
        <text:list-item>
          <text:p text:style-name="P25"><text:tab/>print "Queue is full!”</text:p>
        </text:list-item>
        <text:list-item>
          <text:p text:style-name="P25"><text:span text:style-name="T9">E</text:span>lse if (FRONT == -1<text:span text:style-name="T9">)</text:span></text:p>
        </text:list-item>
        <text:list-item>
          <text:p text:style-name="P25"><text:tab/>FRONT = 0</text:p>
        </text:list-item>
        <text:list-item>
          <text:p text:style-name="P25"><text:tab/>REAR = 0</text:p>
        </text:list-item>
        <text:list-item>
          <text:p text:style-name="P25"><text:tab/><text:span text:style-name="T9">PQ</text:span>[REAR] = X</text:p>
        </text:list-item>
        <text:list-item>
          <text:p text:style-name="P25"><text:tab/><text:span text:style-name="T9">PRIOARR</text:span>[REAR] = priority //<text:span text:style-name="T11">Priority index of element</text:span></text:p>
        </text:list-item>
        <text:list-item>
          <text:p text:style-name="P25"><text:span text:style-name="T9">E</text:span>ls<text:span text:style-name="T9">e</text:span><text:tab/></text:p>
        </text:list-item>
        <text:list-item>
          <text:p text:style-name="P25"><text:tab/>REAR = (REAR+1) % SIZE</text:p>
        </text:list-item>
        <text:list-item>
          <text:p text:style-name="P25"><text:tab/><text:span text:style-name="T10">PQ</text:span>[REAR] = X;</text:p>
        </text:list-item>
        <text:list-item>
          <text:p text:style-name="P25"><text:tab/><text:span text:style-name="T10">PRIOARR</text:span>[REAR] = priority</text:p>
        </text:list-item>
        <text:list-item>
          <text:p text:style-name="P35">End if</text:p>
        </text:list-item>
      </text:list>
      <text:p text:style-name="Text_20_body">STOP</text:p>
      <text:p text:style-name="Text_20_body"/>
      <text:p text:style-name="P13">Algorithm Sort_PQ</text:p>
      <text:p text:style-name="P13">START</text:p>
      <text:list xml:id="list1295287258" text:style-name="L2">
        <text:list-item>
          <text:p text:style-name="P26"><text:span text:style-name="T12">IF (</text:span>FRONT == REAR)</text:p>
        </text:list-item>
        <text:list-item>
          <text:p text:style-name="P26"><text:tab/>//do nothing</text:p>
        </text:list-item>
        <text:list-item>
          <text:p text:style-name="P26"><text:span text:style-name="T12">Else if (</text:span>FRONT &lt; REAR)</text:p>
        </text:list-item>
        <text:list-item>
          <text:p text:style-name="P26"><text:tab/><text:span text:style-name="T12">F</text:span>or i = (FRONT+1) % SIZE <text:span text:style-name="T12">till</text:span> i &lt;= REAR <text:span text:style-name="T12">do</text:span></text:p>
        </text:list-item>
        <text:list-item>
          <text:p text:style-name="P26"><text:tab/><text:tab/>j = i</text:p>
        </text:list-item>
        <text:list-item>
          <text:p text:style-name="P26"><text:tab/><text:tab/><text:span text:style-name="T12">W</text:span>hile (j &gt; FRONT &amp;&amp; <text:span text:style-name="T12">PRIOARR</text:span>[j] &lt; <text:span text:style-name="T13">PRIOARR</text:span>[j-1])</text:p>
        </text:list-item>
        <text:list-item>
          <text:p text:style-name="P26"><text:tab/><text:tab/><text:tab/><text:span text:style-name="T12">S</text:span><text:span text:style-name="T13">wap (PRIOARR[j], PRIOARR[j-1])</text:span></text:p>
        </text:list-item>
        <text:list-item>
          <text:p text:style-name="P26"><text:tab/><text:tab/><text:tab/><text:span text:style-name="T12">Swap (</text:span><text:tab/><text:span text:style-name="T12">PQ[j], PQ[j-1])</text:span></text:p>
        </text:list-item>
        <text:list-item>
          <text:p text:style-name="P26"><text:tab/><text:tab/><text:tab/><text:span text:style-name="T12">j--</text:span></text:p>
        </text:list-item>
        <text:list-item>
          <text:p text:style-name="P26"><text:s/><text:tab/><text:tab/><text:span text:style-name="T12">End while</text:span></text:p>
        </text:list-item>
        <text:list-item>
          <text:p text:style-name="P26"><text:s/><text:tab/><text:span text:style-name="T12">End for</text:span></text:p>
        </text:list-item>
        <text:list-item>
          <text:p text:style-name="P26"><text:span text:style-name="T12">E</text:span>lse</text:p>
        </text:list-item>
        <text:list-item>
          <text:p text:style-name="P26"><text:tab/><text:span text:style-name="T12">F</text:span>or i = (FRONT+1) % SIZE <text:span text:style-name="T12">do</text:span> </text:p>
        </text:list-item>
        <text:list-item>
          <text:p text:style-name="P26"><text:tab/><text:tab/><text:span text:style-name="T12">j</text:span> = i</text:p>
        </text:list-item>
        <text:list-item>
          <text:p text:style-name="P26"><text:tab/><text:tab/><text:span text:style-name="T12">W</text:span>hile <text:span text:style-name="T12">PRIOARR</text:span>[j] &lt; <text:span text:style-name="T13">PRIOARR</text:span>[(j+SIZE-1) % SIZE])</text:p>
        </text:list-item>
        <text:list-item>
          <text:p text:style-name="P26"><text:tab/><text:tab/><text:tab/><text:span text:style-name="T12">S</text:span><text:span text:style-name="T13">wap (PRIOARR[j], PRIOARR[(j+q-&gt;SIZE-1) % q-&gt;SIZE])</text:span></text:p>
        </text:list-item>
        <text:list-item>
          <text:p text:style-name="P27"><text:tab/><text:tab/><text:tab/><text:span text:style-name="T12">Swap (</text:span><text:tab/><text:span text:style-name="T12">PQ[j], PQ[(j+q-&gt;SIZE-1) % q-&gt;SIZE])</text:span></text:p>
        </text:list-item>
        <text:list-item>
          <text:p text:style-name="P26"><text:tab/><text:tab/><text:tab/>j = (j+q-&gt;SIZE-1)%q-&gt;SIZE; //<text:span text:style-name="T16">Increment condition</text:span><text:tab/><text:tab/></text:p>
        </text:list-item>
        <text:list-item>
          <text:p text:style-name="P26"><text:tab/><text:tab/><text:tab/><text:span text:style-name="T16">I</text:span>f(j = q-&gt;FRONT<text:span text:style-name="T16">)</text:span></text:p>
        </text:list-item>
        <text:list-item>
          <text:p text:style-name="P26"><text:s/><text:tab/><text:tab/><text:tab/><text:tab/><text:span text:style-name="T16">Exit while</text:span></text:p>
        </text:list-item>
        <text:list-item>
          <text:p text:style-name="P27"><text:soft-page-break/><text:s/><text:tab/><text:tab/><text:tab/><text:span text:style-name="T16">End if</text:span></text:p>
        </text:list-item>
        <text:list-item>
          <text:p text:style-name="P27"><text:tab/><text:tab/><text:span text:style-name="T16">End while</text:span></text:p>
        </text:list-item>
        <text:list-item>
          <text:p text:style-name="P26"><text:tab/><text:tab/><text:span text:style-name="T16">If (</text:span>i = q-&gt;REAR)</text:p>
        </text:list-item>
        <text:list-item>
          <text:p text:style-name="P36"><text:tab/><text:tab/><text:tab/><text:span text:style-name="T16">Exit for</text:span></text:p>
        </text:list-item>
        <text:list-item>
          <text:p text:style-name="P37"><text:s/><text:tab/><text:tab/>i = (i+1) % SIZE //Increment condition</text:p>
        </text:list-item>
        <text:list-item>
          <text:p text:style-name="P37"><text:s/><text:tab/><text:span text:style-name="T17">End for</text:span></text:p>
        </text:list-item>
        <text:list-item>
          <text:p text:style-name="P38">End if</text:p>
        </text:list-item>
      </text:list>
      <text:p text:style-name="P3"/>
      <text:p text:style-name="P1"/>
      <text:p text:style-name="P9"><text:span text:style-name="T1">PROGRAM CODE </text:span><text:span text:style-name="T6">:-</text:span></text:p>
      <text:p text:style-name="P1">#include&lt;stdio.h&gt;</text:p>
      <text:p text:style-name="P1">#include&lt;stdlib.h&gt;</text:p>
      <text:p text:style-name="P1"/>
      <text:p text:style-name="P1">struct queue</text:p>
      <text:p text:style-name="P1">{</text:p>
      <text:p text:style-name="P1"><text:tab/>int FRONT;</text:p>
      <text:p text:style-name="P1"><text:tab/>int REAR;</text:p>
      <text:p text:style-name="P1"><text:tab/>int *arr;</text:p>
      <text:p text:style-name="P1"><text:tab/>int SIZE;</text:p>
      <text:p text:style-name="P1"><text:tab/>int count;</text:p>
      <text:p text:style-name="P1"><text:tab/>int *prioarr;</text:p>
      <text:p text:style-name="P1">};</text:p>
      <text:p text:style-name="P1"/>
      <text:p text:style-name="P1">void insert_rear_dq(struct queue *q)</text:p>
      <text:p text:style-name="P1">{</text:p>
      <text:p text:style-name="P1"><text:tab/>int X;</text:p>
      <text:p text:style-name="P1"><text:tab/></text:p>
      <text:p text:style-name="P1"><text:tab/>if(q-&gt;REAR == q-&gt;SIZE-1)</text:p>
      <text:p text:style-name="P1"><text:tab/><text:tab/>printf("Queue is full!\n");</text:p>
      <text:p text:style-name="P1"><text:tab/>else</text:p>
      <text:p text:style-name="P1"><text:tab/>{</text:p>
      <text:p text:style-name="P1"><text:tab/><text:tab/>printf("Enter the number to be inserted\n"); </text:p>
      <text:p text:style-name="P1"><text:tab/><text:tab/>scanf("%d", &amp;X);</text:p>
      <text:p text:style-name="P1"><text:tab/><text:tab/></text:p>
      <text:p text:style-name="P1"><text:tab/><text:tab/>if(q-&gt;FRONT == -1)</text:p>
      <text:p text:style-name="P1"><text:tab/><text:tab/><text:tab/>q-&gt;FRONT = 0;</text:p>
      <text:p text:style-name="P1"><text:tab/><text:tab/>q-&gt;REAR += 1;</text:p>
      <text:p text:style-name="P1"><text:tab/><text:tab/>q-&gt;arr[q-&gt;REAR] = X;</text:p>
      <text:p text:style-name="P1"><text:tab/>}</text:p>
      <text:p text:style-name="P1">}</text:p>
      <text:p text:style-name="P1"/>
      <text:p text:style-name="P1">void insert_front_dq(struct queue *q)</text:p>
      <text:p text:style-name="P1">{</text:p>
      <text:p text:style-name="P1"><text:tab/>int X;</text:p>
      <text:p text:style-name="P1"><text:tab/></text:p>
      <text:p text:style-name="P1"><text:tab/>if(q-&gt;FRONT == 0)</text:p>
      <text:p text:style-name="P1"><text:tab/><text:tab/>printf("Cannot perform insertion at FRONT!\n");</text:p>
      <text:p text:style-name="P1"><text:tab/><text:tab/></text:p>
      <text:p text:style-name="P1"><text:tab/>else if(q-&gt;FRONT == -1)</text:p>
      <text:p text:style-name="P1"><text:tab/>{</text:p>
      <text:p text:style-name="P1"><text:tab/><text:tab/>printf("Enter the number to be inserted\n"); </text:p>
      <text:p text:style-name="P1"><text:soft-page-break/><text:tab/><text:tab/>scanf("%d", &amp;X);</text:p>
      <text:p text:style-name="P1"><text:tab/><text:tab/></text:p>
      <text:p text:style-name="P1"><text:tab/><text:tab/>q-&gt;FRONT = 0;</text:p>
      <text:p text:style-name="P1"><text:tab/><text:tab/>q-&gt;REAR = 0;</text:p>
      <text:p text:style-name="P1"><text:tab/><text:tab/>q-&gt;arr[q-&gt;FRONT] = X;</text:p>
      <text:p text:style-name="P1"><text:tab/>}</text:p>
      <text:p text:style-name="P1"><text:tab/>else</text:p>
      <text:p text:style-name="P1"><text:tab/>{</text:p>
      <text:p text:style-name="P1"><text:tab/><text:tab/>printf("Enter the number to be inserted\n"); </text:p>
      <text:p text:style-name="P1"><text:tab/><text:tab/>scanf("%d", &amp;X);</text:p>
      <text:p text:style-name="P1"><text:tab/><text:tab/></text:p>
      <text:p text:style-name="P1"><text:tab/><text:tab/>q-&gt;FRONT -= 1;</text:p>
      <text:p text:style-name="P1"><text:tab/><text:tab/>q-&gt;arr[q-&gt;FRONT] = X;</text:p>
      <text:p text:style-name="P1"><text:tab/>}</text:p>
      <text:p text:style-name="P1">}</text:p>
      <text:p text:style-name="P1"/>
      <text:p text:style-name="P1">int delete_rear_dq(struct queue *q)</text:p>
      <text:p text:style-name="P1">{</text:p>
      <text:p text:style-name="P1"><text:tab/>if(q-&gt;REAR == -1)</text:p>
      <text:p text:style-name="P1"><text:tab/><text:tab/>printf("Queue is empty!\n");</text:p>
      <text:p text:style-name="P1"><text:tab/>else </text:p>
      <text:p text:style-name="P1"><text:tab/>{</text:p>
      <text:p text:style-name="P1"><text:tab/><text:tab/>int X = q-&gt;arr[q-&gt;REAR];</text:p>
      <text:p text:style-name="P1"><text:tab/><text:tab/></text:p>
      <text:p text:style-name="P1"><text:tab/><text:tab/>if(q-&gt;FRONT == q-&gt;REAR)</text:p>
      <text:p text:style-name="P1"><text:tab/><text:tab/>{</text:p>
      <text:p text:style-name="P1"><text:tab/><text:tab/><text:tab/>q-&gt;FRONT = -1;</text:p>
      <text:p text:style-name="P1"><text:tab/><text:tab/><text:tab/>q-&gt;REAR = -1;</text:p>
      <text:p text:style-name="P1"><text:tab/><text:tab/>}</text:p>
      <text:p text:style-name="P1"><text:tab/><text:tab/>else</text:p>
      <text:p text:style-name="P1"><text:tab/><text:tab/><text:tab/>q-&gt;REAR -= 1;</text:p>
      <text:p text:style-name="P1"><text:tab/><text:tab/>return X;<text:tab/></text:p>
      <text:p text:style-name="P1"><text:tab/>}</text:p>
      <text:p text:style-name="P1">}</text:p>
      <text:p text:style-name="P1"/>
      <text:p text:style-name="P1">int delete_front_dq(struct queue *q)</text:p>
      <text:p text:style-name="P1">{</text:p>
      <text:p text:style-name="P1"><text:tab/>if(q-&gt;FRONT == -1)</text:p>
      <text:p text:style-name="P1"><text:tab/><text:tab/>printf("Queue is empty!\n");</text:p>
      <text:p text:style-name="P1"><text:tab/>else</text:p>
      <text:p text:style-name="P1"><text:tab/>{</text:p>
      <text:p text:style-name="P1"><text:tab/><text:tab/>int X = q-&gt;arr[q-&gt;FRONT];</text:p>
      <text:p text:style-name="P1"><text:tab/><text:tab/></text:p>
      <text:p text:style-name="P1"><text:tab/><text:tab/>if(q-&gt;FRONT == q-&gt;REAR)</text:p>
      <text:p text:style-name="P1"><text:tab/><text:tab/>{</text:p>
      <text:p text:style-name="P1"><text:tab/><text:tab/><text:tab/>q-&gt;FRONT = -1;</text:p>
      <text:p text:style-name="P1"><text:tab/><text:tab/><text:tab/>q-&gt;REAR = -1;</text:p>
      <text:p text:style-name="P1"><text:tab/><text:tab/>}</text:p>
      <text:p text:style-name="P1"><text:tab/><text:tab/>else</text:p>
      <text:p text:style-name="P1"><text:tab/><text:tab/><text:tab/>q-&gt;FRONT += 1;</text:p>
      <text:p text:style-name="P1"><text:tab/><text:tab/>return X;</text:p>
      <text:p text:style-name="P1"><text:tab/>}</text:p>
      <text:p text:style-name="P1"><text:soft-page-break/>}</text:p>
      <text:p text:style-name="P1"/>
      <text:p text:style-name="P1">void insert_rear_cdq(struct queue *q)</text:p>
      <text:p text:style-name="P1">{</text:p>
      <text:p text:style-name="P1"><text:tab/>int X;</text:p>
      <text:p text:style-name="P1"><text:tab/></text:p>
      <text:p text:style-name="P1"><text:tab/>if(q-&gt;FRONT == (q-&gt;REAR + 1) % q-&gt;SIZE)</text:p>
      <text:p text:style-name="P1"><text:tab/><text:tab/>printf("Queue is full!\n");</text:p>
      <text:p text:style-name="P1"><text:tab/><text:tab/></text:p>
      <text:p text:style-name="P1"><text:tab/>else if(q-&gt;FRONT == -1)</text:p>
      <text:p text:style-name="P1"><text:tab/>{</text:p>
      <text:p text:style-name="P1"><text:tab/><text:tab/>printf("Enter the number to be inserted\n"); </text:p>
      <text:p text:style-name="P1"><text:tab/><text:tab/>scanf("%d", &amp;X);</text:p>
      <text:p text:style-name="P1"><text:tab/><text:tab/></text:p>
      <text:p text:style-name="P1"><text:tab/><text:tab/>q-&gt;FRONT = 0;</text:p>
      <text:p text:style-name="P1"><text:tab/><text:tab/>q-&gt;REAR = 0;</text:p>
      <text:p text:style-name="P1"><text:tab/><text:tab/>q-&gt;arr[q-&gt;REAR] = X;</text:p>
      <text:p text:style-name="P1"><text:tab/>}</text:p>
      <text:p text:style-name="P1"><text:tab/>else</text:p>
      <text:p text:style-name="P1"><text:tab/>{<text:tab/></text:p>
      <text:p text:style-name="P1"><text:tab/><text:tab/>printf("Enter the number to be inserted\n"); </text:p>
      <text:p text:style-name="P1"><text:tab/><text:tab/>scanf("%d", &amp;X);</text:p>
      <text:p text:style-name="P1"><text:tab/><text:tab/></text:p>
      <text:p text:style-name="P1"><text:tab/><text:tab/>q-&gt;REAR = (q-&gt;REAR+1) % q-&gt;SIZE;</text:p>
      <text:p text:style-name="P1"><text:tab/><text:tab/>q-&gt;arr[q-&gt;REAR] = X;</text:p>
      <text:p text:style-name="P1"><text:tab/>}</text:p>
      <text:p text:style-name="P1">}</text:p>
      <text:p text:style-name="P1"/>
      <text:p text:style-name="P1">void insert_front_cdq(struct queue *q)</text:p>
      <text:p text:style-name="P1">{</text:p>
      <text:p text:style-name="P1"><text:tab/>int X;</text:p>
      <text:p text:style-name="P1"><text:tab/></text:p>
      <text:p text:style-name="P1"><text:tab/>if(q-&gt;FRONT == (q-&gt;REAR + 1) % q-&gt;SIZE)</text:p>
      <text:p text:style-name="P1"><text:tab/><text:tab/>printf("Queue is full!\n");</text:p>
      <text:p text:style-name="P1"><text:tab/><text:tab/></text:p>
      <text:p text:style-name="P1"><text:tab/>else if(q-&gt;FRONT == -1)</text:p>
      <text:p text:style-name="P1"><text:tab/>{</text:p>
      <text:p text:style-name="P1"><text:tab/><text:tab/>printf("Enter the number to be inserted\n"); </text:p>
      <text:p text:style-name="P1"><text:tab/><text:tab/>scanf("%d", &amp;X);</text:p>
      <text:p text:style-name="P1"><text:tab/><text:tab/></text:p>
      <text:p text:style-name="P1"><text:tab/><text:tab/>q-&gt;FRONT = 0;</text:p>
      <text:p text:style-name="P1"><text:tab/><text:tab/>q-&gt;REAR = 0;</text:p>
      <text:p text:style-name="P1"><text:tab/><text:tab/>q-&gt;arr[q-&gt;FRONT] = X;</text:p>
      <text:p text:style-name="P1"><text:tab/>}</text:p>
      <text:p text:style-name="P1"><text:tab/>else</text:p>
      <text:p text:style-name="P1"><text:tab/>{</text:p>
      <text:p text:style-name="P1"><text:tab/><text:tab/>printf("Enter the number to be inserted\n"); </text:p>
      <text:p text:style-name="P1"><text:tab/><text:tab/>scanf("%d", &amp;X);</text:p>
      <text:p text:style-name="P1"><text:tab/><text:tab/></text:p>
      <text:p text:style-name="P1"><text:tab/><text:tab/>q-&gt;FRONT = (q-&gt;FRONT + q-&gt;SIZE-1) % q-&gt;SIZE;</text:p>
      <text:p text:style-name="P1"><text:tab/><text:tab/>q-&gt;arr[q-&gt;FRONT] = X;</text:p>
      <text:p text:style-name="P1"><text:tab/>}</text:p>
      <text:p text:style-name="P1"><text:soft-page-break/>}</text:p>
      <text:p text:style-name="P1"/>
      <text:p text:style-name="P1">void insert_rear_pq(struct queue *q)</text:p>
      <text:p text:style-name="P1">{</text:p>
      <text:p text:style-name="P1"><text:tab/>int X;</text:p>
      <text:p text:style-name="P1"><text:tab/>int priority;</text:p>
      <text:p text:style-name="P1"><text:tab/></text:p>
      <text:p text:style-name="P1"><text:tab/>if(q-&gt;FRONT == (q-&gt;REAR + 1) % q-&gt;SIZE)</text:p>
      <text:p text:style-name="P1"><text:tab/><text:tab/>printf("Queue is full!\n");</text:p>
      <text:p text:style-name="P1"><text:tab/><text:tab/></text:p>
      <text:p text:style-name="P1"><text:tab/>else if(q-&gt;FRONT == -1)</text:p>
      <text:p text:style-name="P1"><text:tab/>{</text:p>
      <text:p text:style-name="P1"><text:tab/><text:tab/>printf("Enter the number to be inserted\n"); </text:p>
      <text:p text:style-name="P1"><text:tab/><text:tab/>scanf("%d", &amp;X);</text:p>
      <text:p text:style-name="P1"><text:tab/><text:tab/></text:p>
      <text:p text:style-name="P1"><text:tab/><text:tab/>printf("Enter the index priority of the element (Most priority = 0)\n");<text:tab/><text:tab/><text:tab/></text:p>
      <text:p text:style-name="P1"><text:tab/><text:tab/>scanf("%d", &amp;priority);</text:p>
      <text:p text:style-name="P1"><text:tab/><text:tab/></text:p>
      <text:p text:style-name="P1"><text:tab/><text:tab/>q-&gt;FRONT = 0;</text:p>
      <text:p text:style-name="P1"><text:tab/><text:tab/>q-&gt;REAR = 0;</text:p>
      <text:p text:style-name="P1"><text:tab/><text:tab/></text:p>
      <text:p text:style-name="P1"><text:tab/><text:tab/>q-&gt;arr[q-&gt;REAR] = X;</text:p>
      <text:p text:style-name="P1"><text:tab/><text:tab/>q-&gt;prioarr[q-&gt;REAR] = priority;</text:p>
      <text:p text:style-name="P1"><text:tab/>}</text:p>
      <text:p text:style-name="P1"><text:tab/>else</text:p>
      <text:p text:style-name="P1"><text:tab/>{<text:tab/></text:p>
      <text:p text:style-name="P1"><text:tab/><text:tab/>printf("Enter the number to be inserted\n"); </text:p>
      <text:p text:style-name="P1"><text:tab/><text:tab/>scanf("%d", &amp;X);</text:p>
      <text:p text:style-name="P1"><text:tab/><text:tab/></text:p>
      <text:p text:style-name="P1"><text:tab/><text:tab/>printf("Enter the index priority of the element (Most priority = 0)\n");<text:tab/><text:tab/><text:tab/></text:p>
      <text:p text:style-name="P1"><text:tab/><text:tab/>scanf("%d", &amp;priority);</text:p>
      <text:p text:style-name="P1"><text:tab/><text:tab/></text:p>
      <text:p text:style-name="P1"><text:tab/><text:tab/>q-&gt;REAR = (q-&gt;REAR+1) % q-&gt;SIZE;</text:p>
      <text:p text:style-name="P1"><text:tab/><text:tab/></text:p>
      <text:p text:style-name="P1"><text:tab/><text:tab/>q-&gt;arr[q-&gt;REAR] = X;</text:p>
      <text:p text:style-name="P1"><text:tab/><text:tab/>q-&gt;prioarr[q-&gt;REAR] = priority;</text:p>
      <text:p text:style-name="P1"><text:tab/>}</text:p>
      <text:p text:style-name="P1">}<text:tab/></text:p>
      <text:p text:style-name="P1"/>
      <text:p text:style-name="P1">void pq_sort(struct queue *q)</text:p>
      <text:p text:style-name="P1">{</text:p>
      <text:p text:style-name="P1"><text:tab/>if(q-&gt;FRONT == q-&gt;REAR)</text:p>
      <text:p text:style-name="P1"><text:tab/>{</text:p>
      <text:p text:style-name="P1"><text:tab/><text:tab/>//do nothing</text:p>
      <text:p text:style-name="P1"><text:tab/>}<text:tab/></text:p>
      <text:p text:style-name="P1"><text:tab/>else if(q-&gt;FRONT &lt; q-&gt;REAR)</text:p>
      <text:p text:style-name="P1"><text:tab/><text:tab/>for(int i = (q-&gt;FRONT+1)%q-&gt;SIZE; i &lt;= q-&gt;REAR; i++)</text:p>
      <text:p text:style-name="P1"><text:tab/><text:tab/>{</text:p>
      <text:p text:style-name="P1"><text:tab/><text:tab/><text:tab/>int j = i;</text:p>
      <text:p text:style-name="P1"><text:tab/><text:tab/><text:tab/></text:p>
      <text:p text:style-name="P1"><text:tab/><text:tab/><text:tab/>while(j &gt; q-&gt;FRONT &amp;&amp; q-&gt;prioarr[j] &lt; q-&gt;prioarr[j-1])</text:p>
      <text:p text:style-name="P1"><text:tab/><text:tab/><text:tab/>{</text:p>
      <text:p text:style-name="P1"><text:soft-page-break/><text:tab/><text:tab/><text:tab/><text:tab/>//swap prioarr</text:p>
      <text:p text:style-name="P1"><text:tab/><text:tab/><text:tab/><text:tab/>q-&gt;prioarr[j] += q-&gt;prioarr[j-1];</text:p>
      <text:p text:style-name="P1"><text:tab/><text:tab/><text:tab/><text:tab/>q-&gt;prioarr[j-1] = q-&gt;prioarr[j] - q-&gt;prioarr[j-1];</text:p>
      <text:p text:style-name="P1"><text:tab/><text:tab/><text:tab/><text:tab/>q-&gt;prioarr[j] -= q-&gt;prioarr[j-1];</text:p>
      <text:p text:style-name="P1"><text:tab/><text:tab/><text:tab/><text:tab/></text:p>
      <text:p text:style-name="P1"><text:tab/><text:tab/><text:tab/><text:tab/>//swap queue</text:p>
      <text:p text:style-name="P1"><text:tab/><text:tab/><text:tab/><text:tab/>q-&gt;arr[j] += q-&gt;arr[j-1];</text:p>
      <text:p text:style-name="P1"><text:tab/><text:tab/><text:tab/><text:tab/>q-&gt;arr[j-1] = q-&gt;arr[j] - q-&gt;arr[j-1];</text:p>
      <text:p text:style-name="P1"><text:tab/><text:tab/><text:tab/><text:tab/>q-&gt;arr[j] -= q-&gt;arr[j-1];</text:p>
      <text:p text:style-name="P1"><text:tab/><text:tab/><text:tab/><text:tab/></text:p>
      <text:p text:style-name="P1"><text:tab/><text:tab/><text:tab/><text:tab/>j--;</text:p>
      <text:p text:style-name="P1"><text:tab/><text:tab/><text:tab/>}</text:p>
      <text:p text:style-name="P1"><text:tab/><text:tab/>}</text:p>
      <text:p text:style-name="P1"><text:tab/>else</text:p>
      <text:p text:style-name="P1"><text:tab/><text:tab/>for(int i = (q-&gt;FRONT+1)%q-&gt;SIZE; ; i = ((i+1) % q-&gt;SIZE))</text:p>
      <text:p text:style-name="P1"><text:tab/><text:tab/>{</text:p>
      <text:p text:style-name="P1"><text:tab/><text:tab/><text:tab/>int j = i;</text:p>
      <text:p text:style-name="P1"><text:tab/><text:tab/><text:tab/></text:p>
      <text:p text:style-name="P1"><text:tab/><text:tab/><text:tab/>while(q-&gt;prioarr[j] &lt; q-&gt;prioarr[(j+q-&gt;SIZE-1) % q-&gt;SIZE])</text:p>
      <text:p text:style-name="P1"><text:tab/><text:tab/><text:tab/>{</text:p>
      <text:p text:style-name="P1"><text:tab/><text:tab/><text:tab/><text:tab/>//swap prioarr</text:p>
      <text:p text:style-name="P1"><text:tab/><text:tab/><text:tab/><text:tab/>q-&gt;prioarr[j] += q-&gt;prioarr[(j+q-&gt;SIZE-1) % q-&gt;SIZE];</text:p>
      <text:p text:style-name="P1"><text:tab/><text:tab/><text:tab/><text:tab/>q-&gt;prioarr[(j+q-&gt;SIZE-1) % q-&gt;SIZE] = q-&gt;prioarr[j] - q-&gt;prioarr[(j+q-&gt;SIZE-1) % q-&gt;SIZE];</text:p>
      <text:p text:style-name="P1"><text:tab/><text:tab/><text:tab/><text:tab/>q-&gt;prioarr[j] -= q-&gt;prioarr[(j+q-&gt;SIZE-1) % q-&gt;SIZE];</text:p>
      <text:p text:style-name="P1"><text:tab/><text:tab/><text:tab/><text:tab/></text:p>
      <text:p text:style-name="P1"><text:tab/><text:tab/><text:tab/><text:tab/>//swap queue</text:p>
      <text:p text:style-name="P1"><text:tab/><text:tab/><text:tab/><text:tab/>q-&gt;arr[j] += q-&gt;arr[(j+q-&gt;SIZE-1) % q-&gt;SIZE];</text:p>
      <text:p text:style-name="P1"><text:tab/><text:tab/><text:tab/><text:tab/>q-&gt;arr[(j+q-&gt;SIZE-1) % q-&gt;SIZE] = q-&gt;arr[j] - q-&gt;arr[(j+q-&gt;SIZE-1) % q-&gt;SIZE];</text:p>
      <text:p text:style-name="P1"><text:tab/><text:tab/><text:tab/><text:tab/>q-&gt;arr[j] -= q-&gt;arr[(j+q-&gt;SIZE-1) % q-&gt;SIZE];</text:p>
      <text:p text:style-name="P1"><text:tab/><text:tab/><text:tab/><text:tab/></text:p>
      <text:p text:style-name="P1"><text:tab/><text:tab/><text:tab/><text:tab/>j = (j+q-&gt;SIZE-1)%q-&gt;SIZE;</text:p>
      <text:p text:style-name="P1"><text:tab/><text:tab/><text:tab/><text:tab/></text:p>
      <text:p text:style-name="P1"><text:tab/><text:tab/><text:tab/><text:tab/>if(j == q-&gt;FRONT)</text:p>
      <text:p text:style-name="P1"><text:tab/><text:tab/><text:tab/><text:tab/><text:tab/>break;</text:p>
      <text:p text:style-name="P1"><text:tab/><text:tab/><text:tab/>}</text:p>
      <text:p text:style-name="P1"><text:tab/><text:tab/><text:tab/></text:p>
      <text:p text:style-name="P1"><text:tab/><text:tab/><text:tab/>if(i == q-&gt;REAR)</text:p>
      <text:p text:style-name="P1"><text:tab/><text:tab/><text:tab/><text:tab/>break;</text:p>
      <text:p text:style-name="P1"><text:tab/><text:tab/>}</text:p>
      <text:p text:style-name="P1">}</text:p>
      <text:p text:style-name="P1"/>
      <text:p text:style-name="P1">int delete_rear_cdq(struct queue *q)</text:p>
      <text:p text:style-name="P1">{</text:p>
      <text:p text:style-name="P1"><text:tab/>if(q-&gt;REAR == -1)</text:p>
      <text:p text:style-name="P1"><text:tab/><text:tab/>printf("Queue is empty!\n");</text:p>
      <text:p text:style-name="P1"><text:tab/>else </text:p>
      <text:p text:style-name="P1"><text:tab/>{</text:p>
      <text:p text:style-name="P1"><text:tab/><text:tab/>int X = q-&gt;arr[q-&gt;REAR];</text:p>
      <text:p text:style-name="P1"><text:tab/><text:tab/></text:p>
      <text:p text:style-name="P1"><text:tab/><text:tab/>if(q-&gt;FRONT == q-&gt;REAR)</text:p>
      <text:p text:style-name="P1"><text:soft-page-break/><text:tab/><text:tab/>{</text:p>
      <text:p text:style-name="P1"><text:tab/><text:tab/><text:tab/>q-&gt;FRONT = -1;</text:p>
      <text:p text:style-name="P1"><text:tab/><text:tab/><text:tab/>q-&gt;REAR = -1;</text:p>
      <text:p text:style-name="P1"><text:tab/><text:tab/>}</text:p>
      <text:p text:style-name="P1"><text:tab/><text:tab/>else</text:p>
      <text:p text:style-name="P1"><text:tab/><text:tab/><text:tab/>q-&gt;REAR = (q-&gt;REAR + q-&gt;SIZE-1) % q-&gt;SIZE;</text:p>
      <text:p text:style-name="P1"><text:tab/><text:tab/>return X;<text:tab/></text:p>
      <text:p text:style-name="P1"><text:tab/>}</text:p>
      <text:p text:style-name="P1">}</text:p>
      <text:p text:style-name="P1"/>
      <text:p text:style-name="P1">int delete_front_cdq(struct queue *q)</text:p>
      <text:p text:style-name="P1">{</text:p>
      <text:p text:style-name="P1"><text:tab/>if(q-&gt;FRONT == -1)</text:p>
      <text:p text:style-name="P1"><text:tab/><text:tab/>printf("Queue is empty!\n");</text:p>
      <text:p text:style-name="P1"><text:tab/>else</text:p>
      <text:p text:style-name="P1"><text:tab/>{</text:p>
      <text:p text:style-name="P1"><text:tab/><text:tab/>int X = q-&gt;arr[q-&gt;FRONT];</text:p>
      <text:p text:style-name="P1"><text:tab/><text:tab/></text:p>
      <text:p text:style-name="P1"><text:tab/><text:tab/>if(q-&gt;FRONT == q-&gt;REAR)</text:p>
      <text:p text:style-name="P1"><text:tab/><text:tab/>{</text:p>
      <text:p text:style-name="P1"><text:tab/><text:tab/><text:tab/>q-&gt;FRONT = -1;</text:p>
      <text:p text:style-name="P1"><text:tab/><text:tab/><text:tab/>q-&gt;REAR = -1;</text:p>
      <text:p text:style-name="P1"><text:tab/><text:tab/>}</text:p>
      <text:p text:style-name="P1"><text:tab/><text:tab/>else</text:p>
      <text:p text:style-name="P1"><text:tab/><text:tab/><text:tab/>q-&gt;FRONT = (q-&gt;FRONT+1) % q-&gt;SIZE;</text:p>
      <text:p text:style-name="P1"><text:tab/><text:tab/>return X;</text:p>
      <text:p text:style-name="P1"><text:tab/>}</text:p>
      <text:p text:style-name="P1">}</text:p>
      <text:p text:style-name="P1"/>
      <text:p text:style-name="P1">void create(struct queue *q, int flag)</text:p>
      <text:p text:style-name="P1">{</text:p>
      <text:p text:style-name="P1"><text:tab/>printf("\nEnter size of queue\n");</text:p>
      <text:p text:style-name="P1"><text:tab/>scanf("%d", &amp;q-&gt;SIZE);</text:p>
      <text:p text:style-name="P1"><text:tab/></text:p>
      <text:p text:style-name="P1"><text:tab/>if(flag == 7)</text:p>
      <text:p text:style-name="P1"><text:tab/><text:tab/>q-&gt;prioarr = malloc(q-&gt;SIZE * sizeof(int));</text:p>
      <text:p text:style-name="P1"><text:tab/><text:tab/></text:p>
      <text:p text:style-name="P1"><text:tab/>q-&gt;arr = malloc(q-&gt;SIZE * sizeof(int));</text:p>
      <text:p text:style-name="P1"><text:tab/></text:p>
      <text:p text:style-name="P1"><text:tab/>q-&gt;FRONT = -1;</text:p>
      <text:p text:style-name="P1"><text:tab/>q-&gt;REAR = -1;</text:p>
      <text:p text:style-name="P1">}</text:p>
      <text:p text:style-name="P1"/>
      <text:p text:style-name="P1">void display(struct queue *q)</text:p>
      <text:p text:style-name="P1">{</text:p>
      <text:p text:style-name="P1"><text:tab/>printf("\nCurrent queue:\n");</text:p>
      <text:p text:style-name="P1"><text:tab/></text:p>
      <text:p text:style-name="P1"><text:tab/>if(q-&gt;FRONT == -1)</text:p>
      <text:p text:style-name="P1"><text:tab/><text:tab/>printf("\n");</text:p>
      <text:p text:style-name="P1"><text:tab/>else</text:p>
      <text:p text:style-name="P1"><text:tab/>{</text:p>
      <text:p text:style-name="P1"><text:tab/><text:tab/>if(q-&gt;FRONT &lt;= q-&gt;REAR)</text:p>
      <text:p text:style-name="P1"><text:soft-page-break/><text:tab/><text:tab/><text:tab/>for(int i=q-&gt;FRONT; i &lt;= q-&gt;REAR; i++)</text:p>
      <text:p text:style-name="P1"><text:tab/><text:tab/><text:tab/><text:tab/>printf("%d\n", q-&gt;arr[i]);</text:p>
      <text:p text:style-name="P1"><text:tab/><text:tab/>else</text:p>
      <text:p text:style-name="P1"><text:tab/><text:tab/>{</text:p>
      <text:p text:style-name="P1"><text:tab/><text:tab/><text:tab/>for(int i=q-&gt;FRONT; i &lt; q-&gt;SIZE; i++)</text:p>
      <text:p text:style-name="P1"><text:tab/><text:tab/><text:tab/><text:tab/>printf("%d\n", q-&gt;arr[i]);</text:p>
      <text:p text:style-name="P1"><text:tab/><text:tab/><text:tab/>for(int i=0; i &lt;= q-&gt;REAR; i++)</text:p>
      <text:p text:style-name="P1"><text:tab/><text:tab/><text:tab/><text:tab/>printf("%d\n", q-&gt;arr[i]);</text:p>
      <text:p text:style-name="P1"><text:tab/><text:tab/>}</text:p>
      <text:p text:style-name="P1"><text:tab/>}</text:p>
      <text:p text:style-name="P1">}</text:p>
      <text:p text:style-name="P1"/>
      <text:p text:style-name="P1">void main()</text:p>
      <text:p text:style-name="P1">{</text:p>
      <text:p text:style-name="P1"><text:tab/>int flag;</text:p>
      <text:p text:style-name="P1"><text:tab/>struct queue q;</text:p>
      <text:p text:style-name="P1"><text:tab/></text:p>
      <text:p text:style-name="P1">L:<text:tab/></text:p>
      <text:p text:style-name="P1"><text:tab/>printf("Which type of queue do you want to use ? \n(Enter the corresponding number)\n");</text:p>
      <text:p text:style-name="P1"><text:tab/></text:p>
      <text:p text:style-name="P1"><text:tab/>printf("1.Simple Queue\n2.Circular Queue\n3.Double-ended Queue (Deque)\n4.Circular Deque\n5.Input-restricted Queue\n6.Output-restricted Queue\n7.Priority Queue\n");</text:p>
      <text:p text:style-name="P1"><text:tab/></text:p>
      <text:p text:style-name="P1"><text:tab/>scanf("%d", &amp;flag);</text:p>
      <text:p text:style-name="P1"><text:tab/></text:p>
      <text:p text:style-name="P1"><text:tab/>create(&amp;q, flag);</text:p>
      <text:p text:style-name="P1"><text:tab/></text:p>
      <text:p text:style-name="P1"><text:tab/>switch(flag)</text:p>
      <text:p text:style-name="P1"><text:tab/>{</text:p>
      <text:p text:style-name="P1"><text:tab/><text:tab/>case 1 :</text:p>
      <text:p text:style-name="P1">L1:</text:p>
      <text:p text:style-name="P1"><text:tab/><text:tab/><text:tab/>printf("\nEnter the corresponding number for the given operations:\n");</text:p>
      <text:p text:style-name="P1"><text:tab/><text:tab/><text:tab/></text:p>
      <text:p text:style-name="P1"><text:tab/><text:tab/><text:tab/>printf("\t1.ENQUEUE\n\t2.DEQUEUE\n\t3.DISPLAY Queue\n\t4.EXIT Program\n");</text:p>
      <text:p text:style-name="P1"><text:tab/><text:tab/><text:tab/></text:p>
      <text:p text:style-name="P1"><text:tab/><text:tab/><text:tab/>scanf("%d", &amp;flag);</text:p>
      <text:p text:style-name="P1"><text:tab/><text:tab/><text:tab/></text:p>
      <text:p text:style-name="P1"><text:tab/><text:tab/><text:tab/>switch(flag)</text:p>
      <text:p text:style-name="P1"><text:tab/><text:tab/><text:tab/>{</text:p>
      <text:p text:style-name="P1"><text:tab/><text:tab/><text:tab/><text:tab/>case 1 :</text:p>
      <text:p text:style-name="P1"><text:tab/><text:tab/><text:tab/><text:tab/><text:tab/>insert_rear_dq(&amp;q);</text:p>
      <text:p text:style-name="P1"><text:tab/><text:tab/><text:tab/><text:tab/><text:tab/>goto L1;</text:p>
      <text:p text:style-name="P1"><text:tab/><text:tab/><text:tab/><text:tab/>case 2 :</text:p>
      <text:p text:style-name="P1"><text:tab/><text:tab/><text:tab/><text:tab/><text:tab/>delete_front_dq(&amp;q);</text:p>
      <text:p text:style-name="P1"><text:tab/><text:tab/><text:tab/><text:tab/><text:tab/>goto L1;</text:p>
      <text:p text:style-name="P1"><text:tab/><text:tab/><text:tab/><text:tab/>case 3 :</text:p>
      <text:p text:style-name="P1"><text:tab/><text:tab/><text:tab/><text:tab/><text:tab/>display(&amp;q);</text:p>
      <text:p text:style-name="P1"><text:tab/><text:tab/><text:tab/><text:tab/><text:tab/>goto L1;</text:p>
      <text:p text:style-name="P1"><text:tab/><text:tab/><text:tab/><text:tab/>case 4 :<text:tab/></text:p>
      <text:p text:style-name="P1"><text:tab/><text:tab/><text:tab/><text:tab/><text:tab/>exit(0);</text:p>
      <text:p text:style-name="P1"><text:tab/><text:tab/><text:tab/><text:tab/>default :</text:p>
      <text:p text:style-name="P1"><text:soft-page-break/><text:tab/><text:tab/><text:tab/><text:tab/><text:tab/>printf("Enter valid number!\n");</text:p>
      <text:p text:style-name="P1"><text:tab/><text:tab/><text:tab/><text:tab/><text:tab/>goto L1;</text:p>
      <text:p text:style-name="P1"><text:tab/><text:tab/><text:tab/>}</text:p>
      <text:p text:style-name="P1"><text:tab/><text:tab/><text:tab/></text:p>
      <text:p text:style-name="P1"><text:tab/><text:tab/>case 2 :</text:p>
      <text:p text:style-name="P1">L2:</text:p>
      <text:p text:style-name="P1"><text:tab/><text:tab/><text:tab/>printf("\nEnter the corresponding number for the given operations:\n");</text:p>
      <text:p text:style-name="P1"><text:tab/><text:tab/><text:tab/></text:p>
      <text:p text:style-name="P1"><text:tab/><text:tab/><text:tab/>printf("\t1.ENQUEUE\n\t2.DEQUEUE\n\t3.DISPLAY Queue\n\t4.EXIT Program\n");</text:p>
      <text:p text:style-name="P1"><text:tab/><text:tab/><text:tab/></text:p>
      <text:p text:style-name="P1"><text:tab/><text:tab/><text:tab/>scanf("%d", &amp;flag);</text:p>
      <text:p text:style-name="P1"><text:tab/><text:tab/><text:tab/></text:p>
      <text:p text:style-name="P1"><text:tab/><text:tab/><text:tab/>switch(flag)</text:p>
      <text:p text:style-name="P1"><text:tab/><text:tab/><text:tab/>{</text:p>
      <text:p text:style-name="P1"><text:tab/><text:tab/><text:tab/><text:tab/>case 1 :</text:p>
      <text:p text:style-name="P1"><text:tab/><text:tab/><text:tab/><text:tab/><text:tab/>insert_rear_cdq(&amp;q);</text:p>
      <text:p text:style-name="P1"><text:tab/><text:tab/><text:tab/><text:tab/><text:tab/>goto L2;</text:p>
      <text:p text:style-name="P1"><text:tab/><text:tab/><text:tab/><text:tab/>case 2 :</text:p>
      <text:p text:style-name="P1"><text:tab/><text:tab/><text:tab/><text:tab/><text:tab/>delete_front_cdq(&amp;q);</text:p>
      <text:p text:style-name="P1"><text:tab/><text:tab/><text:tab/><text:tab/><text:tab/>goto L2;</text:p>
      <text:p text:style-name="P1"><text:tab/><text:tab/><text:tab/><text:tab/>case 3 :</text:p>
      <text:p text:style-name="P1"><text:tab/><text:tab/><text:tab/><text:tab/><text:tab/>display(&amp;q);</text:p>
      <text:p text:style-name="P1"><text:tab/><text:tab/><text:tab/><text:tab/><text:tab/>goto L2;</text:p>
      <text:p text:style-name="P1"><text:tab/><text:tab/><text:tab/><text:tab/>case 4 :<text:tab/></text:p>
      <text:p text:style-name="P1"><text:tab/><text:tab/><text:tab/><text:tab/><text:tab/>exit(0);</text:p>
      <text:p text:style-name="P1"><text:tab/><text:tab/><text:tab/><text:tab/>default :</text:p>
      <text:p text:style-name="P1"><text:tab/><text:tab/><text:tab/><text:tab/><text:tab/>printf("Enter valid number!\n");</text:p>
      <text:p text:style-name="P1"><text:tab/><text:tab/><text:tab/><text:tab/><text:tab/>goto L2;</text:p>
      <text:p text:style-name="P1"><text:tab/><text:tab/><text:tab/>}</text:p>
      <text:p text:style-name="P1"><text:tab/><text:tab/><text:tab/></text:p>
      <text:p text:style-name="P1"><text:tab/><text:tab/>case 3 :</text:p>
      <text:p text:style-name="P1">L3:</text:p>
      <text:p text:style-name="P1"><text:tab/><text:tab/><text:tab/>printf("\nEnter the corresponding number for the given operations:\n");</text:p>
      <text:p text:style-name="P1"><text:tab/><text:tab/><text:tab/></text:p>
      <text:p text:style-name="P1"><text:tab/><text:tab/><text:tab/>printf("\t1.INSERT at FRONT\n\t2.INSERT at REAR\n\t3.DELETE from FRONT\n\t4.DELETE from REAR\n\t5.DISPLAY Queue\n\t6.EXIT Program\n");</text:p>
      <text:p text:style-name="P1"><text:tab/><text:tab/><text:tab/></text:p>
      <text:p text:style-name="P1"><text:tab/><text:tab/><text:tab/>scanf("%d", &amp;flag);</text:p>
      <text:p text:style-name="P1"><text:tab/></text:p>
      <text:p text:style-name="P1"><text:tab/><text:tab/><text:tab/>switch(flag)</text:p>
      <text:p text:style-name="P1"><text:tab/><text:tab/><text:tab/>{</text:p>
      <text:p text:style-name="P1"><text:tab/><text:tab/><text:tab/><text:tab/>case 1 :</text:p>
      <text:p text:style-name="P1"><text:tab/><text:tab/><text:tab/><text:tab/><text:tab/>insert_front_dq(&amp;q);</text:p>
      <text:p text:style-name="P1"><text:tab/><text:tab/><text:tab/><text:tab/><text:tab/>goto L3;</text:p>
      <text:p text:style-name="P1"><text:tab/><text:tab/><text:tab/><text:tab/>case 2 :</text:p>
      <text:p text:style-name="P1"><text:tab/><text:tab/><text:tab/><text:tab/><text:tab/>insert_rear_dq(&amp;q);</text:p>
      <text:p text:style-name="P1"><text:tab/><text:tab/><text:tab/><text:tab/><text:tab/>goto L3;</text:p>
      <text:p text:style-name="P1"><text:tab/><text:tab/><text:tab/><text:tab/>case 3 :</text:p>
      <text:p text:style-name="P1"><text:tab/><text:tab/><text:tab/><text:tab/><text:tab/>delete_front_dq(&amp;q);</text:p>
      <text:p text:style-name="P1"><text:tab/><text:tab/><text:tab/><text:tab/><text:tab/>goto L3;</text:p>
      <text:p text:style-name="P1"><text:tab/><text:tab/><text:tab/><text:tab/>case 4 :</text:p>
      <text:p text:style-name="P1"><text:soft-page-break/><text:tab/><text:tab/><text:tab/><text:tab/><text:tab/>delete_rear_dq(&amp;q);</text:p>
      <text:p text:style-name="P1"><text:tab/><text:tab/><text:tab/><text:tab/><text:tab/>goto L3;</text:p>
      <text:p text:style-name="P1"><text:tab/><text:tab/><text:tab/><text:tab/>case 5 : </text:p>
      <text:p text:style-name="P1"><text:tab/><text:tab/><text:tab/><text:tab/><text:tab/>display(&amp;q);</text:p>
      <text:p text:style-name="P1"><text:tab/><text:tab/><text:tab/><text:tab/><text:tab/>goto L3;</text:p>
      <text:p text:style-name="P1"><text:tab/><text:tab/><text:tab/><text:tab/>case 6 :<text:tab/></text:p>
      <text:p text:style-name="P1"><text:tab/><text:tab/><text:tab/><text:tab/><text:tab/>exit(0);</text:p>
      <text:p text:style-name="P1"><text:tab/><text:tab/><text:tab/><text:tab/>default :</text:p>
      <text:p text:style-name="P1"><text:tab/><text:tab/><text:tab/><text:tab/><text:tab/>printf("Enter valid number!\n");</text:p>
      <text:p text:style-name="P1"><text:tab/><text:tab/><text:tab/><text:tab/><text:tab/>goto L3;</text:p>
      <text:p text:style-name="P1"><text:tab/><text:tab/><text:tab/>}</text:p>
      <text:p text:style-name="P1"><text:tab/><text:tab/></text:p>
      <text:p text:style-name="P1"><text:tab/><text:tab/>case 4 :</text:p>
      <text:p text:style-name="P1">L4:</text:p>
      <text:p text:style-name="P1"><text:tab/><text:tab/><text:tab/>printf("\nEnter the corresponding number for the given operations:\n");</text:p>
      <text:p text:style-name="P1"><text:tab/><text:tab/><text:tab/></text:p>
      <text:p text:style-name="P1"><text:tab/><text:tab/><text:tab/>printf("\t1.INSERT at FRONT\n\t2.INSERT at REAR\n\t3.DELETE from FRONT\n\t4.DELETE from REAR\n\t5.DISPLAY Queue\n\t6.EXIT Program\n");</text:p>
      <text:p text:style-name="P1"><text:tab/><text:tab/><text:tab/></text:p>
      <text:p text:style-name="P1"><text:tab/><text:tab/><text:tab/>scanf("%d", &amp;flag);</text:p>
      <text:p text:style-name="P1"><text:tab/></text:p>
      <text:p text:style-name="P1"><text:tab/><text:tab/><text:tab/>switch(flag)</text:p>
      <text:p text:style-name="P1"><text:tab/><text:tab/><text:tab/>{</text:p>
      <text:p text:style-name="P1"><text:tab/><text:tab/><text:tab/><text:tab/>case 1 :</text:p>
      <text:p text:style-name="P1"><text:tab/><text:tab/><text:tab/><text:tab/><text:tab/>insert_front_cdq(&amp;q);</text:p>
      <text:p text:style-name="P1"><text:tab/><text:tab/><text:tab/><text:tab/><text:tab/>goto L4;</text:p>
      <text:p text:style-name="P1"><text:tab/><text:tab/><text:tab/><text:tab/>case 2 :</text:p>
      <text:p text:style-name="P1"><text:tab/><text:tab/><text:tab/><text:tab/><text:tab/>insert_rear_cdq(&amp;q);</text:p>
      <text:p text:style-name="P1"><text:tab/><text:tab/><text:tab/><text:tab/><text:tab/>goto L4;</text:p>
      <text:p text:style-name="P1"><text:tab/><text:tab/><text:tab/><text:tab/>case 3 :</text:p>
      <text:p text:style-name="P1"><text:tab/><text:tab/><text:tab/><text:tab/><text:tab/>delete_front_cdq(&amp;q);</text:p>
      <text:p text:style-name="P1"><text:tab/><text:tab/><text:tab/><text:tab/><text:tab/>goto L4;</text:p>
      <text:p text:style-name="P1"><text:tab/><text:tab/><text:tab/><text:tab/>case 4 :</text:p>
      <text:p text:style-name="P1"><text:tab/><text:tab/><text:tab/><text:tab/><text:tab/>delete_rear_cdq(&amp;q);</text:p>
      <text:p text:style-name="P1"><text:tab/><text:tab/><text:tab/><text:tab/><text:tab/>goto L4;</text:p>
      <text:p text:style-name="P1"><text:tab/><text:tab/><text:tab/><text:tab/>case 5 : </text:p>
      <text:p text:style-name="P1"><text:tab/><text:tab/><text:tab/><text:tab/><text:tab/>display(&amp;q);</text:p>
      <text:p text:style-name="P1"><text:tab/><text:tab/><text:tab/><text:tab/><text:tab/>goto L4;</text:p>
      <text:p text:style-name="P1"><text:tab/><text:tab/><text:tab/><text:tab/>case 6 :<text:tab/></text:p>
      <text:p text:style-name="P1"><text:tab/><text:tab/><text:tab/><text:tab/><text:tab/>exit(0);</text:p>
      <text:p text:style-name="P1"><text:tab/><text:tab/><text:tab/><text:tab/>default :</text:p>
      <text:p text:style-name="P1"><text:tab/><text:tab/><text:tab/><text:tab/><text:tab/>printf("Enter valid number!\n");</text:p>
      <text:p text:style-name="P1"><text:tab/><text:tab/><text:tab/><text:tab/><text:tab/>goto L4;</text:p>
      <text:p text:style-name="P1"><text:tab/><text:tab/><text:tab/>}</text:p>
      <text:p text:style-name="P1"><text:tab/><text:tab/><text:tab/></text:p>
      <text:p text:style-name="P1"><text:tab/><text:tab/>case 5 : </text:p>
      <text:p text:style-name="P1">L5:</text:p>
      <text:p text:style-name="P1"><text:tab/><text:tab/><text:tab/>printf("\nEnter the corresponding number for the given operations:\n");</text:p>
      <text:p text:style-name="P1"><text:tab/><text:tab/><text:tab/></text:p>
      <text:p text:style-name="P1"><text:tab/><text:tab/><text:tab/>printf("\t1.INSERT at REAR\n\t2.DELETE from FRONT\n\t3.DELETE from REAR\n\t4.DISPLAY Queue\n\t5.EXIT Program\n");</text:p>
      <text:p text:style-name="P1"><text:tab/><text:tab/><text:tab/></text:p>
      <text:p text:style-name="P1"><text:soft-page-break/><text:tab/><text:tab/><text:tab/>scanf("%d", &amp;flag);</text:p>
      <text:p text:style-name="P1"><text:tab/></text:p>
      <text:p text:style-name="P1"><text:tab/><text:tab/><text:tab/>switch(flag)</text:p>
      <text:p text:style-name="P1"><text:tab/><text:tab/><text:tab/>{</text:p>
      <text:p text:style-name="P1"><text:tab/><text:tab/><text:tab/><text:tab/>case 1 :</text:p>
      <text:p text:style-name="P1"><text:tab/><text:tab/><text:tab/><text:tab/><text:tab/>insert_rear_cdq(&amp;q);</text:p>
      <text:p text:style-name="P1"><text:tab/><text:tab/><text:tab/><text:tab/><text:tab/>goto L5;</text:p>
      <text:p text:style-name="P1"><text:tab/><text:tab/><text:tab/><text:tab/>case 2 :</text:p>
      <text:p text:style-name="P1"><text:tab/><text:tab/><text:tab/><text:tab/><text:tab/>delete_front_cdq(&amp;q);</text:p>
      <text:p text:style-name="P1"><text:tab/><text:tab/><text:tab/><text:tab/><text:tab/>goto L5;</text:p>
      <text:p text:style-name="P1"><text:tab/><text:tab/><text:tab/><text:tab/>case 3 :</text:p>
      <text:p text:style-name="P1"><text:tab/><text:tab/><text:tab/><text:tab/><text:tab/>delete_rear_cdq(&amp;q);</text:p>
      <text:p text:style-name="P1"><text:tab/><text:tab/><text:tab/><text:tab/><text:tab/>goto L5;</text:p>
      <text:p text:style-name="P1"><text:tab/><text:tab/><text:tab/><text:tab/>case 4 : </text:p>
      <text:p text:style-name="P1"><text:tab/><text:tab/><text:tab/><text:tab/><text:tab/>display(&amp;q);</text:p>
      <text:p text:style-name="P1"><text:tab/><text:tab/><text:tab/><text:tab/><text:tab/>goto L5;</text:p>
      <text:p text:style-name="P1"><text:tab/><text:tab/><text:tab/><text:tab/>case 5 :<text:tab/></text:p>
      <text:p text:style-name="P1"><text:tab/><text:tab/><text:tab/><text:tab/><text:tab/>exit(0);</text:p>
      <text:p text:style-name="P1"><text:tab/><text:tab/><text:tab/><text:tab/>default :</text:p>
      <text:p text:style-name="P1"><text:tab/><text:tab/><text:tab/><text:tab/><text:tab/>printf("Enter valid number!\n");</text:p>
      <text:p text:style-name="P1"><text:tab/><text:tab/><text:tab/><text:tab/><text:tab/>goto L5;</text:p>
      <text:p text:style-name="P1"><text:tab/><text:tab/><text:tab/>}<text:tab/></text:p>
      <text:p text:style-name="P1"><text:tab/><text:tab/><text:tab/></text:p>
      <text:p text:style-name="P1"><text:tab/><text:tab/>case 6 : </text:p>
      <text:p text:style-name="P1">L6:</text:p>
      <text:p text:style-name="P1"><text:tab/><text:tab/><text:tab/>printf("\nEnter the corresponding number for the given operations:\n");</text:p>
      <text:p text:style-name="P1"><text:tab/><text:tab/><text:tab/></text:p>
      <text:p text:style-name="P1"><text:tab/><text:tab/><text:tab/>printf("\t1.INSERT at FRONT\n\t2.INSERT at REAR\n\t3.DELETE from FRONT\n\t4.DISPLAY Queue\n\t5.EXIT Program\n");</text:p>
      <text:p text:style-name="P1"><text:tab/><text:tab/><text:tab/></text:p>
      <text:p text:style-name="P1"><text:tab/><text:tab/><text:tab/>scanf("%d", &amp;flag);</text:p>
      <text:p text:style-name="P1"><text:tab/></text:p>
      <text:p text:style-name="P1"><text:tab/><text:tab/><text:tab/>switch(flag)</text:p>
      <text:p text:style-name="P1"><text:tab/><text:tab/><text:tab/>{</text:p>
      <text:p text:style-name="P1"><text:tab/><text:tab/><text:tab/><text:tab/>case 1 :</text:p>
      <text:p text:style-name="P1"><text:tab/><text:tab/><text:tab/><text:tab/><text:tab/>insert_front_cdq(&amp;q);</text:p>
      <text:p text:style-name="P1"><text:tab/><text:tab/><text:tab/><text:tab/><text:tab/>goto L6;</text:p>
      <text:p text:style-name="P1"><text:tab/><text:tab/><text:tab/><text:tab/>case 2 :</text:p>
      <text:p text:style-name="P1"><text:tab/><text:tab/><text:tab/><text:tab/><text:tab/>insert_rear_cdq(&amp;q);</text:p>
      <text:p text:style-name="P1"><text:tab/><text:tab/><text:tab/><text:tab/><text:tab/>goto L6;</text:p>
      <text:p text:style-name="P1"><text:tab/><text:tab/><text:tab/><text:tab/>case 3 :</text:p>
      <text:p text:style-name="P1"><text:tab/><text:tab/><text:tab/><text:tab/><text:tab/>delete_front_cdq(&amp;q);</text:p>
      <text:p text:style-name="P1"><text:tab/><text:tab/><text:tab/><text:tab/><text:tab/>goto L6;</text:p>
      <text:p text:style-name="P1"><text:tab/><text:tab/><text:tab/><text:tab/>case 4 : </text:p>
      <text:p text:style-name="P1"><text:tab/><text:tab/><text:tab/><text:tab/><text:tab/>display(&amp;q);</text:p>
      <text:p text:style-name="P1"><text:tab/><text:tab/><text:tab/><text:tab/><text:tab/>goto L6;</text:p>
      <text:p text:style-name="P1"><text:tab/><text:tab/><text:tab/><text:tab/>case 5 :<text:tab/></text:p>
      <text:p text:style-name="P1"><text:tab/><text:tab/><text:tab/><text:tab/><text:tab/>exit(0);</text:p>
      <text:p text:style-name="P1"><text:tab/><text:tab/><text:tab/><text:tab/>default :</text:p>
      <text:p text:style-name="P1"><text:tab/><text:tab/><text:tab/><text:tab/><text:tab/>printf("Enter valid number!\n");</text:p>
      <text:p text:style-name="P1"><text:tab/><text:tab/><text:tab/><text:tab/><text:tab/>goto L6;</text:p>
      <text:p text:style-name="P1"><text:tab/><text:tab/><text:tab/>}</text:p>
      <text:p text:style-name="P1"><text:soft-page-break/><text:tab/><text:tab/>case 7 :</text:p>
      <text:p text:style-name="P1">L7:</text:p>
      <text:p text:style-name="P1"><text:tab/><text:tab/><text:tab/>printf("\nEnter the corresponding number for the given operations:\n");</text:p>
      <text:p text:style-name="P1"><text:tab/><text:tab/><text:tab/></text:p>
      <text:p text:style-name="P1"><text:tab/><text:tab/><text:tab/>printf("\t1.ENQUEUE\n\t2.DEQUEUE\n\t3.DISPLAY Queue\n\t4.EXIT Program\n");</text:p>
      <text:p text:style-name="P1"><text:tab/><text:tab/><text:tab/></text:p>
      <text:p text:style-name="P1"><text:tab/><text:tab/><text:tab/>scanf("%d", &amp;flag);</text:p>
      <text:p text:style-name="P1"><text:tab/><text:tab/><text:tab/></text:p>
      <text:p text:style-name="P1"><text:tab/><text:tab/><text:tab/>switch(flag)</text:p>
      <text:p text:style-name="P1"><text:tab/><text:tab/><text:tab/>{</text:p>
      <text:p text:style-name="P1"><text:tab/><text:tab/><text:tab/><text:tab/>case 1 :</text:p>
      <text:p text:style-name="P1"><text:tab/><text:tab/><text:tab/><text:tab/><text:tab/>insert_rear_pq(&amp;q);</text:p>
      <text:p text:style-name="P1"><text:tab/><text:tab/><text:tab/><text:tab/><text:tab/>pq_sort(&amp;q);<text:tab/></text:p>
      <text:p text:style-name="P1"><text:tab/><text:tab/><text:tab/><text:tab/><text:tab/>goto L7;</text:p>
      <text:p text:style-name="P1"><text:tab/><text:tab/><text:tab/><text:tab/>case 2 :</text:p>
      <text:p text:style-name="P1"><text:tab/><text:tab/><text:tab/><text:tab/><text:tab/>delete_front_cdq(&amp;q);</text:p>
      <text:p text:style-name="P1"><text:tab/><text:tab/><text:tab/><text:tab/><text:tab/>goto L7;</text:p>
      <text:p text:style-name="P1"><text:tab/><text:tab/><text:tab/><text:tab/>case 3 :</text:p>
      <text:p text:style-name="P1"><text:tab/><text:tab/><text:tab/><text:tab/><text:tab/>display(&amp;q);</text:p>
      <text:p text:style-name="P1"><text:tab/><text:tab/><text:tab/><text:tab/><text:tab/>goto L7;</text:p>
      <text:p text:style-name="P1"><text:tab/><text:tab/><text:tab/><text:tab/>case 4 :<text:tab/></text:p>
      <text:p text:style-name="P1"><text:tab/><text:tab/><text:tab/><text:tab/><text:tab/>exit(0);</text:p>
      <text:p text:style-name="P1"><text:tab/><text:tab/><text:tab/><text:tab/>default :</text:p>
      <text:p text:style-name="P1"><text:tab/><text:tab/><text:tab/><text:tab/><text:tab/>printf("Enter valid number!\n");</text:p>
      <text:p text:style-name="P1"><text:tab/><text:tab/><text:tab/><text:tab/><text:tab/>goto L7;</text:p>
      <text:p text:style-name="P1"><text:tab/><text:tab/><text:tab/>}</text:p>
      <text:p text:style-name="P1"><text:tab/><text:tab/><text:tab/></text:p>
      <text:p text:style-name="P1"><text:tab/><text:tab/>default :</text:p>
      <text:p text:style-name="P1"><text:tab/><text:tab/><text:tab/>printf("Enter valid number!");</text:p>
      <text:p text:style-name="P1"><text:tab/><text:tab/><text:tab/>goto L;<text:tab/></text:p>
      <text:p text:style-name="P1"><text:tab/>}</text:p>
      <text:p text:style-name="Text_20_body">}</text:p>
      <text:p text:style-name="P4"/>
      <text:p text:style-name="P4"/>
      <text:p text:style-name="P14">SAMPLE OUTPUTS :-</text:p>
      <text:p text:style-name="Standard"/>
      <text:p text:style-name="P15"><text:span text:style-name="T2">1.) //</text:span><text:span text:style-name="T14">Double-</text:span><text:span text:style-name="T15">E</text:span><text:span text:style-name="T14">nded</text:span><text:span text:style-name="T3"> Queue </text:span><text:span text:style-name="T4">(D</text:span><text:span text:style-name="T5">e</text:span><text:span text:style-name="T4">Que)</text:span></text:p>
      <text:p text:style-name="P15">Which type of queue do you want to use ? </text:p>
      <text:p text:style-name="P15">(Enter the corresponding number)</text:p>
      <text:p text:style-name="P15">1.Simple Queue</text:p>
      <text:p text:style-name="P15">2.Circular Queue</text:p>
      <text:p text:style-name="P15">3.Double-ended Queue (Deque)</text:p>
      <text:p text:style-name="P15">4.Circular Deque</text:p>
      <text:p text:style-name="P15">5.Input-restricted Queue</text:p>
      <text:p text:style-name="P15">6.Output-restricted Queue</text:p>
      <text:p text:style-name="P15">7.Priority Queue</text:p>
      <text:p text:style-name="P15">3</text:p>
      <text:p text:style-name="P15"/>
      <text:p text:style-name="P15">Enter size of queue</text:p>
      <text:p text:style-name="P15">3</text:p>
      <text:p text:style-name="P15"/>
      <text:p text:style-name="P15"><text:soft-page-break/>Enter the corresponding number for the given operations:</text:p>
      <text:p text:style-name="P15"><text:tab/>1.INSERT at FRONT</text:p>
      <text:p text:style-name="P15"><text:tab/>2.INSERT at REAR</text:p>
      <text:p text:style-name="P15"><text:tab/>3.DELETE from FRONT</text:p>
      <text:p text:style-name="P15"><text:tab/>4.DELETE from REAR</text:p>
      <text:p text:style-name="P15"><text:tab/>5.DISPLAY Queue</text:p>
      <text:p text:style-name="P15"><text:tab/>6.EXIT Program</text:p>
      <text:p text:style-name="P15">1</text:p>
      <text:p text:style-name="P15">Enter the number to be inserted</text:p>
      <text:p text:style-name="P15">1</text:p>
      <text:p text:style-name="P15"/>
      <text:p text:style-name="P15">Enter the corresponding number for the given operations:</text:p>
      <text:p text:style-name="P15"><text:tab/>1.INSERT at FRONT</text:p>
      <text:p text:style-name="P15"><text:tab/>2.INSERT at REAR</text:p>
      <text:p text:style-name="P15"><text:tab/>3.DELETE from FRONT</text:p>
      <text:p text:style-name="P15"><text:tab/>4.DELETE from REAR</text:p>
      <text:p text:style-name="P15"><text:tab/>5.DISPLAY Queue</text:p>
      <text:p text:style-name="P15"><text:tab/>6.EXIT Program</text:p>
      <text:p text:style-name="P15">2</text:p>
      <text:p text:style-name="P15">Enter the number to be inserted</text:p>
      <text:p text:style-name="P15">2</text:p>
      <text:p text:style-name="P15"/>
      <text:p text:style-name="P15">Enter the corresponding number for the given operations:</text:p>
      <text:p text:style-name="P15"><text:tab/>1.INSERT at FRONT</text:p>
      <text:p text:style-name="P15"><text:tab/>2.INSERT at REAR</text:p>
      <text:p text:style-name="P15"><text:tab/>3.DELETE from FRONT</text:p>
      <text:p text:style-name="P15"><text:tab/>4.DELETE from REAR</text:p>
      <text:p text:style-name="P15"><text:tab/>5.DISPLAY Queue</text:p>
      <text:p text:style-name="P15"><text:tab/>6.EXIT Program</text:p>
      <text:p text:style-name="P15">1</text:p>
      <text:p text:style-name="P15">Cannot perform insertion at FRONT!</text:p>
      <text:p text:style-name="P15"/>
      <text:p text:style-name="P15">Enter the corresponding number for the given operations:</text:p>
      <text:p text:style-name="P15"><text:tab/>1.INSERT at FRONT</text:p>
      <text:p text:style-name="P15"><text:tab/>2.INSERT at REAR</text:p>
      <text:p text:style-name="P15"><text:tab/>3.DELETE from FRONT</text:p>
      <text:p text:style-name="P15"><text:tab/>4.DELETE from REAR</text:p>
      <text:p text:style-name="P15"><text:tab/>5.DISPLAY Queue</text:p>
      <text:p text:style-name="P15"><text:tab/>6.EXIT Program</text:p>
      <text:p text:style-name="P15">5</text:p>
      <text:p text:style-name="P15"/>
      <text:p text:style-name="P15">Current queue:</text:p>
      <text:p text:style-name="P15">1</text:p>
      <text:p text:style-name="P15">2</text:p>
      <text:p text:style-name="P15"/>
      <text:p text:style-name="P15">Enter the corresponding number for the given operations:</text:p>
      <text:p text:style-name="P15"><text:tab/>1.INSERT at FRONT</text:p>
      <text:p text:style-name="P15"><text:tab/>2.INSERT at REAR</text:p>
      <text:p text:style-name="P15"><text:tab/>3.DELETE from FRONT</text:p>
      <text:p text:style-name="P15"><text:tab/>4.DELETE from REAR</text:p>
      <text:p text:style-name="P15"><text:tab/>5.DISPLAY Queue</text:p>
      <text:p text:style-name="P15"><text:tab/>6.EXIT Program</text:p>
      <text:p text:style-name="P15"><text:soft-page-break/>3</text:p>
      <text:p text:style-name="P15"/>
      <text:p text:style-name="P15">Enter the corresponding number for the given operations:</text:p>
      <text:p text:style-name="P15"><text:tab/>1.INSERT at FRONT</text:p>
      <text:p text:style-name="P15"><text:tab/>2.INSERT at REAR</text:p>
      <text:p text:style-name="P15"><text:tab/>3.DELETE from FRONT</text:p>
      <text:p text:style-name="P15"><text:tab/>4.DELETE from REAR</text:p>
      <text:p text:style-name="P15"><text:tab/>5.DISPLAY Queue</text:p>
      <text:p text:style-name="P15"><text:tab/>6.EXIT Program</text:p>
      <text:p text:style-name="P15">1</text:p>
      <text:p text:style-name="P15">Enter the number to be inserted</text:p>
      <text:p text:style-name="P15">0</text:p>
      <text:p text:style-name="P15"/>
      <text:p text:style-name="P15">Enter the corresponding number for the given operations:</text:p>
      <text:p text:style-name="P15"><text:tab/>1.INSERT at FRONT</text:p>
      <text:p text:style-name="P15"><text:tab/>2.INSERT at REAR</text:p>
      <text:p text:style-name="P15"><text:tab/>3.DELETE from FRONT</text:p>
      <text:p text:style-name="P15"><text:tab/>4.DELETE from REAR</text:p>
      <text:p text:style-name="P15"><text:tab/>5.DISPLAY Queue</text:p>
      <text:p text:style-name="P15"><text:tab/>6.EXIT Program</text:p>
      <text:p text:style-name="P15">5</text:p>
      <text:p text:style-name="P15"/>
      <text:p text:style-name="P15">Current queue:</text:p>
      <text:p text:style-name="P15">0</text:p>
      <text:p text:style-name="P15">2</text:p>
      <text:p text:style-name="P15"/>
      <text:p text:style-name="P15">Enter the corresponding number for the given operations:</text:p>
      <text:p text:style-name="P15"><text:tab/>1.INSERT at FRONT</text:p>
      <text:p text:style-name="P15"><text:tab/>2.INSERT at REAR</text:p>
      <text:p text:style-name="P15"><text:tab/>3.DELETE from FRONT</text:p>
      <text:p text:style-name="P15"><text:tab/>4.DELETE from REAR</text:p>
      <text:p text:style-name="P15"><text:tab/>5.DISPLAY Queue</text:p>
      <text:p text:style-name="P15"><text:tab/>6.EXIT Program</text:p>
      <text:p text:style-name="P15">2</text:p>
      <text:p text:style-name="P15">Enter the number to be inserted</text:p>
      <text:p text:style-name="P15">3</text:p>
      <text:p text:style-name="P15"/>
      <text:p text:style-name="P15">Enter the corresponding number for the given operations:</text:p>
      <text:p text:style-name="P15"><text:tab/>1.INSERT at FRONT</text:p>
      <text:p text:style-name="P15"><text:tab/>2.INSERT at REAR</text:p>
      <text:p text:style-name="P15"><text:tab/>3.DELETE from FRONT</text:p>
      <text:p text:style-name="P15"><text:tab/>4.DELETE from REAR</text:p>
      <text:p text:style-name="P15"><text:tab/>5.DISPLAY Queue</text:p>
      <text:p text:style-name="P15"><text:tab/>6.EXIT Program</text:p>
      <text:p text:style-name="P15">2</text:p>
      <text:p text:style-name="P15">Queue is full!</text:p>
      <text:p text:style-name="P15"/>
      <text:p text:style-name="P15">Enter the corresponding number for the given operations:</text:p>
      <text:p text:style-name="P15"><text:tab/>1.INSERT at FRONT</text:p>
      <text:p text:style-name="P15"><text:tab/>2.INSERT at REAR</text:p>
      <text:p text:style-name="P15"><text:tab/>3.DELETE from FRONT</text:p>
      <text:p text:style-name="P15"><text:tab/>4.DELETE from REAR</text:p>
      <text:p text:style-name="P15"><text:soft-page-break/><text:tab/>5.DISPLAY Queue</text:p>
      <text:p text:style-name="P15"><text:tab/>6.EXIT Program</text:p>
      <text:p text:style-name="P15">5</text:p>
      <text:p text:style-name="P15"/>
      <text:p text:style-name="P15">Current queue:</text:p>
      <text:p text:style-name="P15">0</text:p>
      <text:p text:style-name="P15">2</text:p>
      <text:p text:style-name="P15">3</text:p>
      <text:p text:style-name="P15"/>
      <text:p text:style-name="P15">Enter the corresponding number for the given operations:</text:p>
      <text:p text:style-name="P15"><text:tab/>1.INSERT at FRONT</text:p>
      <text:p text:style-name="P15"><text:tab/>2.INSERT at REAR</text:p>
      <text:p text:style-name="P15"><text:tab/>3.DELETE from FRONT</text:p>
      <text:p text:style-name="P15"><text:tab/>4.DELETE from REAR</text:p>
      <text:p text:style-name="P15"><text:tab/>5.DISPLAY Queue</text:p>
      <text:p text:style-name="P15"><text:tab/>6.EXIT Program</text:p>
      <text:p text:style-name="P15">4</text:p>
      <text:p text:style-name="P15"/>
      <text:p text:style-name="P15">Enter the corresponding number for the given operations:</text:p>
      <text:p text:style-name="P15"><text:tab/>1.INSERT at FRONT</text:p>
      <text:p text:style-name="P15"><text:tab/>2.INSERT at REAR</text:p>
      <text:p text:style-name="P15"><text:tab/>3.DELETE from FRONT</text:p>
      <text:p text:style-name="P15"><text:tab/>4.DELETE from REAR</text:p>
      <text:p text:style-name="P15"><text:tab/>5.DISPLAY Queue</text:p>
      <text:p text:style-name="P15"><text:tab/>6.EXIT Program</text:p>
      <text:p text:style-name="P15">4</text:p>
      <text:p text:style-name="P15"/>
      <text:p text:style-name="P15">Enter the corresponding number for the given operations:</text:p>
      <text:p text:style-name="P15"><text:tab/>1.INSERT at FRONT</text:p>
      <text:p text:style-name="P15"><text:tab/>2.INSERT at REAR</text:p>
      <text:p text:style-name="P15"><text:tab/>3.DELETE from FRONT</text:p>
      <text:p text:style-name="P15"><text:tab/>4.DELETE from REAR</text:p>
      <text:p text:style-name="P15"><text:tab/>5.DISPLAY Queue</text:p>
      <text:p text:style-name="P15"><text:tab/>6.EXIT Program</text:p>
      <text:p text:style-name="P15">4</text:p>
      <text:p text:style-name="P15"/>
      <text:p text:style-name="P15">Enter the corresponding number for the given operations:</text:p>
      <text:p text:style-name="P15"><text:tab/>1.INSERT at FRONT</text:p>
      <text:p text:style-name="P15"><text:tab/>2.INSERT at REAR</text:p>
      <text:p text:style-name="P15"><text:tab/>3.DELETE from FRONT</text:p>
      <text:p text:style-name="P15"><text:tab/>4.DELETE from REAR</text:p>
      <text:p text:style-name="P15"><text:tab/>5.DISPLAY Queue</text:p>
      <text:p text:style-name="P15"><text:tab/>6.EXIT Program</text:p>
      <text:p text:style-name="P15">4</text:p>
      <text:p text:style-name="P15">Queue is empty!</text:p>
      <text:p text:style-name="P15"/>
      <text:p text:style-name="P15">Enter the corresponding number for the given operations:</text:p>
      <text:p text:style-name="P15"><text:tab/>1.INSERT at FRONT</text:p>
      <text:p text:style-name="P15"><text:tab/>2.INSERT at REAR</text:p>
      <text:p text:style-name="P15"><text:tab/>3.DELETE from FRONT</text:p>
      <text:p text:style-name="P15"><text:tab/>4.DELETE from REAR</text:p>
      <text:p text:style-name="P15"><text:tab/>5.DISPLAY Queue</text:p>
      <text:p text:style-name="P15"><text:soft-page-break/><text:tab/>6.EXIT Program</text:p>
      <text:p text:style-name="P15">5</text:p>
      <text:p text:style-name="P15"/>
      <text:p text:style-name="P15">Current queue:</text:p>
      <text:p text:style-name="P15"/>
      <text:p text:style-name="P15"/>
      <text:p text:style-name="P15">Enter the corresponding number for the given operations:</text:p>
      <text:p text:style-name="P15"><text:tab/>1.INSERT at FRONT</text:p>
      <text:p text:style-name="P15"><text:tab/>2.INSERT at REAR</text:p>
      <text:p text:style-name="P15"><text:tab/>3.DELETE from FRONT</text:p>
      <text:p text:style-name="P15"><text:tab/>4.DELETE from REAR</text:p>
      <text:p text:style-name="P15"><text:tab/>5.DISPLAY Queue</text:p>
      <text:p text:style-name="P15"><text:tab/>6.EXIT Program</text:p>
      <text:p text:style-name="P15">6</text:p>
      <text:p text:style-name="P6"/>
      <text:p text:style-name="P6"/>
      <text:p text:style-name="P7">2.)//Circular Deque</text:p>
      <text:p text:style-name="P5">Which type of queue do you want to use ? </text:p>
      <text:p text:style-name="P5">(Enter the corresponding number)</text:p>
      <text:p text:style-name="P5">1.Simple Queue</text:p>
      <text:p text:style-name="P5">2.Circular Queue</text:p>
      <text:p text:style-name="P5">3.Double-ended Queue (Deque)</text:p>
      <text:p text:style-name="P5">4.Circular Deque</text:p>
      <text:p text:style-name="P5">5.Input-restricted Queue</text:p>
      <text:p text:style-name="P5">6.Output-restricted Queue</text:p>
      <text:p text:style-name="P5">7.Priority Queue</text:p>
      <text:p text:style-name="P5">4</text:p>
      <text:p text:style-name="P5"/>
      <text:p text:style-name="P5">Enter size of queue</text:p>
      <text:p text:style-name="P5">3</text:p>
      <text:p text:style-name="P5"/>
      <text:p text:style-name="P5">Enter the corresponding number for the given operations:</text:p>
      <text:p text:style-name="P5"><text:tab/>1.INSERT at FRONT</text:p>
      <text:p text:style-name="P5"><text:tab/>2.INSERT at REAR</text:p>
      <text:p text:style-name="P5"><text:tab/>3.DELETE from FRONT</text:p>
      <text:p text:style-name="P5"><text:tab/>4.DELETE from REAR</text:p>
      <text:p text:style-name="P5"><text:tab/>5.DISPLAY Queue</text:p>
      <text:p text:style-name="P5"><text:tab/>6.EXIT Program</text:p>
      <text:p text:style-name="P5">2</text:p>
      <text:p text:style-name="P5">Enter the number to be inserted</text:p>
      <text:p text:style-name="P5">1</text:p>
      <text:p text:style-name="P5"/>
      <text:p text:style-name="P5">Enter the corresponding number for the given operations:</text:p>
      <text:p text:style-name="P5"><text:tab/>1.INSERT at FRONT</text:p>
      <text:p text:style-name="P5"><text:tab/>2.INSERT at REAR</text:p>
      <text:p text:style-name="P5"><text:tab/>3.DELETE from FRONT</text:p>
      <text:p text:style-name="P5"><text:tab/>4.DELETE from REAR</text:p>
      <text:p text:style-name="P5"><text:tab/>5.DISPLAY Queue</text:p>
      <text:p text:style-name="P5"><text:tab/>6.EXIT Program</text:p>
      <text:p text:style-name="P5">1</text:p>
      <text:p text:style-name="P5">Enter the number to be inserted</text:p>
      <text:p text:style-name="P5">0</text:p>
      <text:p text:style-name="P5"><text:soft-page-break/></text:p>
      <text:p text:style-name="P5">Enter the corresponding number for the given operations:</text:p>
      <text:p text:style-name="P5"><text:tab/>1.INSERT at FRONT</text:p>
      <text:p text:style-name="P5"><text:tab/>2.INSERT at REAR</text:p>
      <text:p text:style-name="P5"><text:tab/>3.DELETE from FRONT</text:p>
      <text:p text:style-name="P5"><text:tab/>4.DELETE from REAR</text:p>
      <text:p text:style-name="P5"><text:tab/>5.DISPLAY Queue</text:p>
      <text:p text:style-name="P5"><text:tab/>6.EXIT Program</text:p>
      <text:p text:style-name="P5">2</text:p>
      <text:p text:style-name="P5">Enter the number to be inserted</text:p>
      <text:p text:style-name="P5">2</text:p>
      <text:p text:style-name="P5"/>
      <text:p text:style-name="P5">Enter the corresponding number for the given operations:</text:p>
      <text:p text:style-name="P5"><text:tab/>1.INSERT at FRONT</text:p>
      <text:p text:style-name="P5"><text:tab/>2.INSERT at REAR</text:p>
      <text:p text:style-name="P5"><text:tab/>3.DELETE from FRONT</text:p>
      <text:p text:style-name="P5"><text:tab/>4.DELETE from REAR</text:p>
      <text:p text:style-name="P5"><text:tab/>5.DISPLAY Queue</text:p>
      <text:p text:style-name="P5"><text:tab/>6.EXIT Program</text:p>
      <text:p text:style-name="P5">2</text:p>
      <text:p text:style-name="P5">Queue is full!</text:p>
      <text:p text:style-name="P5"/>
      <text:p text:style-name="P5">Enter the corresponding number for the given operations:</text:p>
      <text:p text:style-name="P5"><text:tab/>1.INSERT at FRONT</text:p>
      <text:p text:style-name="P5"><text:tab/>2.INSERT at REAR</text:p>
      <text:p text:style-name="P5"><text:tab/>3.DELETE from FRONT</text:p>
      <text:p text:style-name="P5"><text:tab/>4.DELETE from REAR</text:p>
      <text:p text:style-name="P5"><text:tab/>5.DISPLAY Queue</text:p>
      <text:p text:style-name="P5"><text:tab/>6.EXIT Program</text:p>
      <text:p text:style-name="P5">1</text:p>
      <text:p text:style-name="P5">Queue is full!</text:p>
      <text:p text:style-name="P5"/>
      <text:p text:style-name="P5">Enter the corresponding number for the given operations:</text:p>
      <text:p text:style-name="P5"><text:tab/>1.INSERT at FRONT</text:p>
      <text:p text:style-name="P5"><text:tab/>2.INSERT at REAR</text:p>
      <text:p text:style-name="P5"><text:tab/>3.DELETE from FRONT</text:p>
      <text:p text:style-name="P5"><text:tab/>4.DELETE from REAR</text:p>
      <text:p text:style-name="P5"><text:tab/>5.DISPLAY Queue</text:p>
      <text:p text:style-name="P5"><text:tab/>6.EXIT Program</text:p>
      <text:p text:style-name="P5">5</text:p>
      <text:p text:style-name="P5"/>
      <text:p text:style-name="P5">Current queue:</text:p>
      <text:p text:style-name="P5">0</text:p>
      <text:p text:style-name="P5">1</text:p>
      <text:p text:style-name="P5">2</text:p>
      <text:p text:style-name="P5"/>
      <text:p text:style-name="P5">Enter the corresponding number for the given operations:</text:p>
      <text:p text:style-name="P5"><text:tab/>1.INSERT at FRONT</text:p>
      <text:p text:style-name="P5"><text:tab/>2.INSERT at REAR</text:p>
      <text:p text:style-name="P5"><text:tab/>3.DELETE from FRONT</text:p>
      <text:p text:style-name="P5"><text:tab/>4.DELETE from REAR</text:p>
      <text:p text:style-name="P5"><text:tab/>5.DISPLAY Queue</text:p>
      <text:p text:style-name="P5"><text:soft-page-break/><text:tab/>6.EXIT Program</text:p>
      <text:p text:style-name="P5">3</text:p>
      <text:p text:style-name="P5"/>
      <text:p text:style-name="P5">Enter the corresponding number for the given operations:</text:p>
      <text:p text:style-name="P5"><text:tab/>1.INSERT at FRONT</text:p>
      <text:p text:style-name="P5"><text:tab/>2.INSERT at REAR</text:p>
      <text:p text:style-name="P5"><text:tab/>3.DELETE from FRONT</text:p>
      <text:p text:style-name="P5"><text:tab/>4.DELETE from REAR</text:p>
      <text:p text:style-name="P5"><text:tab/>5.DISPLAY Queue</text:p>
      <text:p text:style-name="P5"><text:tab/>6.EXIT Program</text:p>
      <text:p text:style-name="P5">4</text:p>
      <text:p text:style-name="P5"/>
      <text:p text:style-name="P5">Enter the corresponding number for the given operations:</text:p>
      <text:p text:style-name="P5"><text:tab/>1.INSERT at FRONT</text:p>
      <text:p text:style-name="P5"><text:tab/>2.INSERT at REAR</text:p>
      <text:p text:style-name="P5"><text:tab/>3.DELETE from FRONT</text:p>
      <text:p text:style-name="P5"><text:tab/>4.DELETE from REAR</text:p>
      <text:p text:style-name="P5"><text:tab/>5.DISPLAY Queue</text:p>
      <text:p text:style-name="P5"><text:tab/>6.EXIT Program</text:p>
      <text:p text:style-name="P5">5</text:p>
      <text:p text:style-name="P5"/>
      <text:p text:style-name="P5">Current queue:</text:p>
      <text:p text:style-name="P5">1</text:p>
      <text:p text:style-name="P5"/>
      <text:p text:style-name="P5">Enter the corresponding number for the given operations:</text:p>
      <text:p text:style-name="P5"><text:tab/>1.INSERT at FRONT</text:p>
      <text:p text:style-name="P5"><text:tab/>2.INSERT at REAR</text:p>
      <text:p text:style-name="P5"><text:tab/>3.DELETE from FRONT</text:p>
      <text:p text:style-name="P5"><text:tab/>4.DELETE from REAR</text:p>
      <text:p text:style-name="P5"><text:tab/>5.DISPLAY Queue</text:p>
      <text:p text:style-name="P5"><text:tab/>6.EXIT Program</text:p>
      <text:p text:style-name="P5">1</text:p>
      <text:p text:style-name="P5">Enter the number to be inserted</text:p>
      <text:p text:style-name="P5">0</text:p>
      <text:p text:style-name="P5"/>
      <text:p text:style-name="P5">Enter the corresponding number for the given operations:</text:p>
      <text:p text:style-name="P5"><text:tab/>1.INSERT at FRONT</text:p>
      <text:p text:style-name="P5"><text:tab/>2.INSERT at REAR</text:p>
      <text:p text:style-name="P5"><text:tab/>3.DELETE from FRONT</text:p>
      <text:p text:style-name="P5"><text:tab/>4.DELETE from REAR</text:p>
      <text:p text:style-name="P5"><text:tab/>5.DISPLAY Queue</text:p>
      <text:p text:style-name="P5"><text:tab/>6.EXIT Program</text:p>
      <text:p text:style-name="P5">2</text:p>
      <text:p text:style-name="P5">Enter the number to be inserted</text:p>
      <text:p text:style-name="P5">2</text:p>
      <text:p text:style-name="P5"/>
      <text:p text:style-name="P5">Enter the corresponding number for the given operations:</text:p>
      <text:p text:style-name="P5"><text:tab/>1.INSERT at FRONT</text:p>
      <text:p text:style-name="P5"><text:tab/>2.INSERT at REAR</text:p>
      <text:p text:style-name="P5"><text:tab/>3.DELETE from FRONT</text:p>
      <text:p text:style-name="P5"><text:tab/>4.DELETE from REAR</text:p>
      <text:p text:style-name="P5"><text:tab/>5.DISPLAY Queue</text:p>
      <text:p text:style-name="P5"><text:soft-page-break/><text:tab/>6.EXIT Program</text:p>
      <text:p text:style-name="P5">5</text:p>
      <text:p text:style-name="P5"/>
      <text:p text:style-name="P5">Current queue:</text:p>
      <text:p text:style-name="P5">0</text:p>
      <text:p text:style-name="P5">1</text:p>
      <text:p text:style-name="P5">2</text:p>
      <text:p text:style-name="P5"/>
      <text:p text:style-name="P5">Enter the corresponding number for the given operations:</text:p>
      <text:p text:style-name="P5"><text:tab/>1.INSERT at FRONT</text:p>
      <text:p text:style-name="P5"><text:tab/>2.INSERT at REAR</text:p>
      <text:p text:style-name="P5"><text:tab/>3.DELETE from FRONT</text:p>
      <text:p text:style-name="P5"><text:tab/>4.DELETE from REAR</text:p>
      <text:p text:style-name="P5"><text:tab/>5.DISPLAY Queue</text:p>
      <text:p text:style-name="P5"><text:tab/>6.EXIT Program</text:p>
      <text:p text:style-name="P5">4</text:p>
      <text:p text:style-name="P5"/>
      <text:p text:style-name="P5">Enter the corresponding number for the given operations:</text:p>
      <text:p text:style-name="P5"><text:tab/>1.INSERT at FRONT</text:p>
      <text:p text:style-name="P5"><text:tab/>2.INSERT at REAR</text:p>
      <text:p text:style-name="P5"><text:tab/>3.DELETE from FRONT</text:p>
      <text:p text:style-name="P5"><text:tab/>4.DELETE from REAR</text:p>
      <text:p text:style-name="P5"><text:tab/>5.DISPLAY Queue</text:p>
      <text:p text:style-name="P5"><text:tab/>6.EXIT Program</text:p>
      <text:p text:style-name="P5">3</text:p>
      <text:p text:style-name="P5"/>
      <text:p text:style-name="P5">Enter the corresponding number for the given operations:</text:p>
      <text:p text:style-name="P5"><text:tab/>1.INSERT at FRONT</text:p>
      <text:p text:style-name="P5"><text:tab/>2.INSERT at REAR</text:p>
      <text:p text:style-name="P5"><text:tab/>3.DELETE from FRONT</text:p>
      <text:p text:style-name="P5"><text:tab/>4.DELETE from REAR</text:p>
      <text:p text:style-name="P5"><text:tab/>5.DISPLAY Queue</text:p>
      <text:p text:style-name="P5"><text:tab/>6.EXIT Program</text:p>
      <text:p text:style-name="P5">4</text:p>
      <text:p text:style-name="P5"/>
      <text:p text:style-name="P5">Enter the corresponding number for the given operations:</text:p>
      <text:p text:style-name="P5"><text:tab/>1.INSERT at FRONT</text:p>
      <text:p text:style-name="P5"><text:tab/>2.INSERT at REAR</text:p>
      <text:p text:style-name="P5"><text:tab/>3.DELETE from FRONT</text:p>
      <text:p text:style-name="P5"><text:tab/>4.DELETE from REAR</text:p>
      <text:p text:style-name="P5"><text:tab/>5.DISPLAY Queue</text:p>
      <text:p text:style-name="P5"><text:tab/>6.EXIT Program</text:p>
      <text:p text:style-name="P5">3</text:p>
      <text:p text:style-name="P5">Queue is empty!</text:p>
      <text:p text:style-name="P5"/>
      <text:p text:style-name="P5">Enter the corresponding number for the given operations:</text:p>
      <text:p text:style-name="P5"><text:tab/>1.INSERT at FRONT</text:p>
      <text:p text:style-name="P5"><text:tab/>2.INSERT at REAR</text:p>
      <text:p text:style-name="P5"><text:tab/>3.DELETE from FRONT</text:p>
      <text:p text:style-name="P5"><text:tab/>4.DELETE from REAR</text:p>
      <text:p text:style-name="P5"><text:tab/>5.DISPLAY Queue</text:p>
      <text:p text:style-name="P5"><text:tab/>6.EXIT Program</text:p>
      <text:p text:style-name="P5"><text:soft-page-break/>5</text:p>
      <text:p text:style-name="P5"/>
      <text:p text:style-name="P5">Current queue:</text:p>
      <text:p text:style-name="P5"/>
      <text:p text:style-name="P5"/>
      <text:p text:style-name="P5">Enter the corresponding number for the given operations:</text:p>
      <text:p text:style-name="P5"><text:tab/>1.INSERT at FRONT</text:p>
      <text:p text:style-name="P5"><text:tab/>2.INSERT at REAR</text:p>
      <text:p text:style-name="P5"><text:tab/>3.DELETE from FRONT</text:p>
      <text:p text:style-name="P5"><text:tab/>4.DELETE from REAR</text:p>
      <text:p text:style-name="P5"><text:tab/>5.DISPLAY Queue</text:p>
      <text:p text:style-name="P5"><text:tab/>6.EXIT Program</text:p>
      <text:p text:style-name="Text_20_body">6</text:p>
      <text:p text:style-name="P5"/>
      <text:p text:style-name="P7"/>
      <text:p text:style-name="P9"><text:span text:style-name="T1">RESULT </text:span><text:span text:style-name="T6">:- S</text:span><text:span text:style-name="T7">even</text:span><text:span text:style-name="T6"> different types of Queues are implemented using array</text:span><text:span text:style-name="T8">s</text:span><text:span text:style-name="T6">. Insertion, Deletion and Display operations are performed on them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IN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en" fo:country="IN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ListLabel_20_1" style:display-name="ListLabel 1" style:family="text">
      <style:text-properties fo:font-weight="normal" style:font-weight-asian="normal" style:font-weight-complex="normal"/>
    </style:style>
    <style:style style:name="ListLabel_20_2" style:display-name="ListLabel 2" style:family="text">
      <style:text-properties fo:font-weight="normal" style:font-weight-asian="normal" style:font-weight-complex="normal"/>
    </style:style>
    <style:style style:name="ListLabel_20_3" style:display-name="ListLabel 3" style:family="text">
      <style:text-properties fo:font-weight="normal" style:font-weight-asian="normal" style:font-weight-complex="normal"/>
    </style:style>
    <style:style style:name="ListLabel_20_4" style:display-name="ListLabel 4" style:family="text">
      <style:text-properties fo:font-weight="normal" style:font-weight-asian="normal" style:font-weight-complex="normal"/>
    </style:style>
    <style:style style:name="ListLabel_20_5" style:display-name="ListLabel 5" style:family="text">
      <style:text-properties fo:font-weight="normal" style:font-weight-asian="normal" style:font-weight-complex="normal"/>
    </style:style>
    <style:style style:name="ListLabel_20_6" style:display-name="ListLabel 6" style:family="text">
      <style:text-properties fo:font-weight="normal" style:font-weight-asian="normal" style:font-weight-complex="normal"/>
    </style:style>
    <style:style style:name="ListLabel_20_7" style:display-name="ListLabel 7" style:family="text">
      <style:text-properties fo:font-weight="normal" style:font-weight-asian="normal" style:font-weight-complex="normal"/>
    </style:style>
    <style:style style:name="ListLabel_20_8" style:display-name="ListLabel 8" style:family="text">
      <style:text-properties fo:font-weight="normal" style:font-weight-asian="normal" style:font-weight-complex="normal"/>
    </style:style>
    <style:style style:name="ListLabel_20_9" style:display-name="ListLabel 9" style:family="text">
      <style:text-properties fo:font-weight="normal" style:font-weight-asian="normal" style:font-weight-complex="normal"/>
    </style:style>
    <style:style style:name="ListLabel_20_10" style:display-name="ListLabel 10" style:family="text">
      <style:text-properties fo:font-weight="normal" style:font-weight-asian="normal" style:font-weight-complex="normal"/>
    </style:style>
    <style:style style:name="ListLabel_20_11" style:display-name="ListLabel 11" style:family="text">
      <style:text-properties fo:font-weight="normal" style:font-weight-asian="normal" style:font-weight-complex="normal"/>
    </style:style>
    <style:style style:name="ListLabel_20_12" style:display-name="ListLabel 12" style:family="text">
      <style:text-properties fo:font-weight="normal" style:font-weight-asian="normal" style:font-weight-complex="normal"/>
    </style:style>
    <style:style style:name="ListLabel_20_13" style:display-name="ListLabel 13" style:family="text">
      <style:text-properties fo:font-weight="normal" style:font-weight-asian="normal" style:font-weight-complex="normal"/>
    </style:style>
    <style:style style:name="ListLabel_20_14" style:display-name="ListLabel 14" style:family="text">
      <style:text-properties fo:font-weight="normal" style:font-weight-asian="normal" style:font-weight-complex="normal"/>
    </style:style>
    <style:style style:name="ListLabel_20_15" style:display-name="ListLabel 15" style:family="text">
      <style:text-properties fo:font-weight="normal" style:font-weight-asian="normal" style:font-weight-complex="normal"/>
    </style:style>
    <style:style style:name="ListLabel_20_16" style:display-name="ListLabel 16" style:family="text">
      <style:text-properties fo:font-weight="normal" style:font-weight-asian="normal" style:font-weight-complex="normal"/>
    </style:style>
    <style:style style:name="ListLabel_20_17" style:display-name="ListLabel 17" style:family="text">
      <style:text-properties fo:font-weight="normal" style:font-weight-asian="normal" style:font-weight-complex="normal"/>
    </style:style>
    <style:style style:name="ListLabel_20_18" style:display-name="ListLabel 18" style:family="text">
      <style:text-properties fo:font-weight="normal" style:font-weight-asian="normal" style:font-weight-complex="normal"/>
    </style:style>
    <style:style style:name="ListLabel_20_19" style:display-name="ListLabel 19" style:family="text">
      <style:text-properties fo:font-weight="normal" style:font-weight-asian="normal" style:font-weight-complex="normal"/>
    </style:style>
    <style:style style:name="ListLabel_20_20" style:display-name="ListLabel 20" style:family="text">
      <style:text-properties fo:font-weight="normal" style:font-weight-asian="normal" style:font-weight-complex="normal"/>
    </style:style>
    <style:style style:name="ListLabel_20_21" style:display-name="ListLabel 21" style:family="text">
      <style:text-properties fo:font-weight="normal" style:font-weight-asian="normal" style:font-weight-complex="normal"/>
    </style:style>
    <style:style style:name="ListLabel_20_22" style:display-name="ListLabel 22" style:family="text">
      <style:text-properties fo:font-weight="normal" style:font-weight-asian="normal" style:font-weight-complex="normal"/>
    </style:style>
    <style:style style:name="ListLabel_20_23" style:display-name="ListLabel 23" style:family="text">
      <style:text-properties fo:font-weight="normal" style:font-weight-asian="normal" style:font-weight-complex="normal"/>
    </style:style>
    <style:style style:name="ListLabel_20_24" style:display-name="ListLabel 24" style:family="text">
      <style:text-properties fo:font-weight="normal" style:font-weight-asian="normal" style:font-weight-complex="normal"/>
    </style:style>
    <style:style style:name="ListLabel_20_25" style:display-name="ListLabel 25" style:family="text">
      <style:text-properties fo:font-weight="normal" style:font-weight-asian="normal" style:font-weight-complex="normal"/>
    </style:style>
    <style:style style:name="ListLabel_20_26" style:display-name="ListLabel 26" style:family="text">
      <style:text-properties fo:font-weight="normal" style:font-weight-asian="normal" style:font-weight-complex="normal"/>
    </style:style>
    <style:style style:name="ListLabel_20_27" style:display-name="ListLabel 27" style:family="text">
      <style:text-properties fo:font-weight="normal" style:font-weight-asian="normal" style:font-weight-complex="normal"/>
    </style:style>
    <style:style style:name="ListLabel_20_28" style:display-name="ListLabel 28" style:family="text">
      <style:text-properties fo:font-weight="normal" style:font-weight-asian="normal" style:font-weight-complex="normal"/>
    </style:style>
    <style:style style:name="ListLabel_20_29" style:display-name="ListLabel 29" style:family="text">
      <style:text-properties fo:font-weight="normal" style:font-weight-asian="normal" style:font-weight-complex="normal"/>
    </style:style>
    <style:style style:name="ListLabel_20_30" style:display-name="ListLabel 30" style:family="text">
      <style:text-properties fo:font-weight="normal" style:font-weight-asian="normal" style:font-weight-complex="normal"/>
    </style:style>
    <style:style style:name="ListLabel_20_31" style:display-name="ListLabel 31" style:family="text">
      <style:text-properties fo:font-weight="normal" style:font-weight-asian="normal" style:font-weight-complex="normal"/>
    </style:style>
    <style:style style:name="ListLabel_20_32" style:display-name="ListLabel 32" style:family="text">
      <style:text-properties fo:font-weight="normal" style:font-weight-asian="normal" style:font-weight-complex="normal"/>
    </style:style>
    <style:style style:name="ListLabel_20_33" style:display-name="ListLabel 33" style:family="text">
      <style:text-properties fo:font-weight="normal" style:font-weight-asian="normal" style:font-weight-complex="normal"/>
    </style:style>
    <style:style style:name="ListLabel_20_34" style:display-name="ListLabel 34" style:family="text">
      <style:text-properties fo:font-weight="normal" style:font-weight-asian="normal" style:font-weight-complex="normal"/>
    </style:style>
    <style:style style:name="ListLabel_20_35" style:display-name="ListLabel 35" style:family="text">
      <style:text-properties fo:font-weight="normal" style:font-weight-asian="normal" style:font-weight-complex="normal"/>
    </style:style>
    <style:style style:name="ListLabel_20_36" style:display-name="ListLabel 36" style:family="text">
      <style:text-properties fo:font-weight="normal" style:font-weight-asian="normal" style:font-weight-complex="normal"/>
    </style:style>
    <style:style style:name="ListLabel_20_37" style:display-name="ListLabel 37" style:family="text">
      <style:text-properties fo:font-weight="normal" style:font-weight-asian="normal" style:font-weight-complex="normal"/>
    </style:style>
    <style:style style:name="ListLabel_20_38" style:display-name="ListLabel 38" style:family="text">
      <style:text-properties fo:font-weight="normal" style:font-weight-asian="normal" style:font-weight-complex="normal"/>
    </style:style>
    <style:style style:name="ListLabel_20_39" style:display-name="ListLabel 39" style:family="text">
      <style:text-properties fo:font-weight="normal" style:font-weight-asian="normal" style:font-weight-complex="normal"/>
    </style:style>
    <style:style style:name="ListLabel_20_40" style:display-name="ListLabel 40" style:family="text">
      <style:text-properties fo:font-weight="normal" style:font-weight-asian="normal" style:font-weight-complex="normal"/>
    </style:style>
    <style:style style:name="ListLabel_20_41" style:display-name="ListLabel 41" style:family="text">
      <style:text-properties fo:font-weight="normal" style:font-weight-asian="normal" style:font-weight-complex="normal"/>
    </style:style>
    <style:style style:name="ListLabel_20_42" style:display-name="ListLabel 42" style:family="text">
      <style:text-properties fo:font-weight="normal" style:font-weight-asian="normal" style:font-weight-complex="normal"/>
    </style:style>
    <style:style style:name="ListLabel_20_43" style:display-name="ListLabel 43" style:family="text">
      <style:text-properties fo:font-weight="normal" style:font-weight-asian="normal" style:font-weight-complex="normal"/>
    </style:style>
    <style:style style:name="ListLabel_20_44" style:display-name="ListLabel 44" style:family="text">
      <style:text-properties fo:font-weight="normal" style:font-weight-asian="normal" style:font-weight-complex="normal"/>
    </style:style>
    <style:style style:name="ListLabel_20_45" style:display-name="ListLabel 45" style:family="text">
      <style:text-properties fo:font-weight="normal" style:font-weight-asian="normal" style:font-weight-complex="normal"/>
    </style:style>
    <style:style style:name="ListLabel_20_46" style:display-name="ListLabel 46" style:family="text">
      <style:text-properties fo:font-weight="normal" style:font-weight-asian="normal" style:font-weight-complex="normal"/>
    </style:style>
    <style:style style:name="ListLabel_20_47" style:display-name="ListLabel 47" style:family="text">
      <style:text-properties fo:font-weight="normal" style:font-weight-asian="normal" style:font-weight-complex="normal"/>
    </style:style>
    <style:style style:name="ListLabel_20_48" style:display-name="ListLabel 48" style:family="text">
      <style:text-properties fo:font-weight="normal" style:font-weight-asian="normal" style:font-weight-complex="normal"/>
    </style:style>
    <style:style style:name="ListLabel_20_49" style:display-name="ListLabel 49" style:family="text">
      <style:text-properties fo:font-weight="normal" style:font-weight-asian="normal" style:font-weight-complex="normal"/>
    </style:style>
    <style:style style:name="ListLabel_20_50" style:display-name="ListLabel 50" style:family="text">
      <style:text-properties fo:font-weight="normal" style:font-weight-asian="normal" style:font-weight-complex="normal"/>
    </style:style>
    <style:style style:name="ListLabel_20_51" style:display-name="ListLabel 51" style:family="text">
      <style:text-properties fo:font-weight="normal" style:font-weight-asian="normal" style:font-weight-complex="normal"/>
    </style:style>
    <style:style style:name="ListLabel_20_52" style:display-name="ListLabel 52" style:family="text">
      <style:text-properties fo:font-weight="normal" style:font-weight-asian="normal" style:font-weight-complex="normal"/>
    </style:style>
    <style:style style:name="ListLabel_20_53" style:display-name="ListLabel 53" style:family="text">
      <style:text-properties fo:font-weight="normal" style:font-weight-asian="normal" style:font-weight-complex="normal"/>
    </style:style>
    <style:style style:name="ListLabel_20_54" style:display-name="ListLabel 54" style:family="text">
      <style:text-properties fo:font-weight="normal" style:font-weight-asian="normal" style:font-weight-complex="normal"/>
    </style:style>
    <style:style style:name="ListLabel_20_55" style:display-name="ListLabel 55" style:family="text">
      <style:text-properties fo:font-weight="normal" style:font-weight-asian="normal" style:font-weight-complex="normal"/>
    </style:style>
    <style:style style:name="ListLabel_20_56" style:display-name="ListLabel 56" style:family="text">
      <style:text-properties fo:font-weight="normal" style:font-weight-asian="normal" style:font-weight-complex="normal"/>
    </style:style>
    <style:style style:name="ListLabel_20_57" style:display-name="ListLabel 57" style:family="text">
      <style:text-properties fo:font-weight="normal" style:font-weight-asian="normal" style:font-weight-complex="normal"/>
    </style:style>
    <style:style style:name="ListLabel_20_58" style:display-name="ListLabel 58" style:family="text">
      <style:text-properties fo:font-weight="normal" style:font-weight-asian="normal" style:font-weight-complex="normal"/>
    </style:style>
    <style:style style:name="ListLabel_20_59" style:display-name="ListLabel 59" style:family="text">
      <style:text-properties fo:font-weight="normal" style:font-weight-asian="normal" style:font-weight-complex="normal"/>
    </style:style>
    <style:style style:name="ListLabel_20_60" style:display-name="ListLabel 60" style:family="text">
      <style:text-properties fo:font-weight="normal" style:font-weight-asian="normal" style:font-weight-complex="normal"/>
    </style:style>
    <style:style style:name="ListLabel_20_61" style:display-name="ListLabel 61" style:family="text">
      <style:text-properties fo:font-weight="normal" style:font-weight-asian="normal" style:font-weight-complex="normal"/>
    </style:style>
    <style:style style:name="ListLabel_20_62" style:display-name="ListLabel 62" style:family="text">
      <style:text-properties fo:font-weight="normal" style:font-weight-asian="normal" style:font-weight-complex="normal"/>
    </style:style>
    <style:style style:name="ListLabel_20_63" style:display-name="ListLabel 63" style:family="text">
      <style:text-properties fo:font-weight="normal" style:font-weight-asian="normal" style:font-weight-complex="normal"/>
    </style:style>
    <style:style style:name="ListLabel_20_64" style:display-name="ListLabel 64" style:family="text">
      <style:text-properties fo:font-weight="normal" style:font-weight-asian="normal" style:font-weight-complex="normal"/>
    </style:style>
    <style:style style:name="ListLabel_20_65" style:display-name="ListLabel 65" style:family="text">
      <style:text-properties fo:font-weight="normal" style:font-weight-asian="normal" style:font-weight-complex="normal"/>
    </style:style>
    <style:style style:name="ListLabel_20_66" style:display-name="ListLabel 66" style:family="text">
      <style:text-properties fo:font-weight="normal" style:font-weight-asian="normal" style:font-weight-complex="normal"/>
    </style:style>
    <style:style style:name="ListLabel_20_67" style:display-name="ListLabel 67" style:family="text">
      <style:text-properties fo:font-weight="normal" style:font-weight-asian="normal" style:font-weight-complex="normal"/>
    </style:style>
    <style:style style:name="ListLabel_20_68" style:display-name="ListLabel 68" style:family="text">
      <style:text-properties fo:font-weight="normal" style:font-weight-asian="normal" style:font-weight-complex="normal"/>
    </style:style>
    <style:style style:name="ListLabel_20_69" style:display-name="ListLabel 69" style:family="text">
      <style:text-properties fo:font-weight="normal" style:font-weight-asian="normal" style:font-weight-complex="normal"/>
    </style:style>
    <style:style style:name="ListLabel_20_70" style:display-name="ListLabel 70" style:family="text">
      <style:text-properties fo:font-weight="normal" style:font-weight-asian="normal" style:font-weight-complex="normal"/>
    </style:style>
    <style:style style:name="ListLabel_20_71" style:display-name="ListLabel 71" style:family="text">
      <style:text-properties fo:font-weight="normal" style:font-weight-asian="normal" style:font-weight-complex="normal"/>
    </style:style>
    <style:style style:name="ListLabel_20_72" style:display-name="ListLabel 72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7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8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9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0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1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2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3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4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66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67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68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9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0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71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72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22:42:17</meta:creation-date>
    <dc:language>en-IN</dc:language>
    <dc:date>2020-10-31T22:15:05.687759171</dc:date>
    <meta:editing-cycles>116</meta:editing-cycles>
    <meta:editing-duration>PT2H18M34S</meta:editing-duration>
    <meta:generator>LibreOffice/6.4.6.2$Linux_X86_64 LibreOffice_project/40$Build-2</meta:generator>
    <meta:document-statistic meta:table-count="0" meta:image-count="0" meta:object-count="0" meta:page-count="23" meta:paragraph-count="1031" meta:word-count="2853" meta:character-count="18553" meta:non-whitespace-character-count="15088"/>
  </office:meta>
</office:document-meta>
</file>